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47cm"/>
    </style:style>
    <style:style style:name="co3" style:family="table-column">
      <style:table-column-properties fo:break-before="auto" style:column-width="10.488cm"/>
    </style:style>
    <style:style style:name="co4" style:family="table-column">
      <style:table-column-properties fo:break-before="auto" style:column-width="3.08cm"/>
    </style:style>
    <style:style style:name="co5" style:family="table-column">
      <style:table-column-properties fo:break-before="auto" style:column-width="1.725cm"/>
    </style:style>
    <style:style style:name="co6" style:family="table-column">
      <style:table-column-properties fo:break-before="auto" style:column-width="1.198cm"/>
    </style:style>
    <style:style style:name="co7" style:family="table-column">
      <style:table-column-properties fo:break-before="auto" style:column-width="4.944cm"/>
    </style:style>
    <style:style style:name="co8" style:family="table-column">
      <style:table-column-properties fo:break-before="auto" style:column-width="4.023cm"/>
    </style:style>
    <style:style style:name="co9" style:family="table-column">
      <style:table-column-properties fo:break-before="auto" style:column-width="3.99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 fo:wrap-option="wrap"/>
    </style:style>
    <style:style style:name="ce3" style:family="table-cell" style:parent-style-name="Default">
      <style:table-cell-properties style:text-align-source="value-type" style:repeat-content="false" fo:wrap-option="no-wrap"/>
    </style:style>
    <style:style style:name="ce4" style:family="table-cell" style:parent-style-name="Default">
      <style:table-cell-properties fo:wrap-option="no-wrap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true"/>
      <style:paragraph-properties fo:text-align="start"/>
    </style:style>
    <style:style style:name="ce7" style:family="table-cell" style:parent-style-name="Default">
      <style:table-cell-properties style:text-align-source="fix" style:repeat-content="true"/>
      <style:paragraph-properties fo:text-align="start"/>
      <style:text-properties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true"/>
      <style:paragraph-properties fo:text-align="start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true" fo:background-color="transparent"/>
      <style:paragraph-properties fo:text-align="start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value-type" style:repeat-content="false" fo:background-color="transparent" fo:wrap-option="no-wrap"/>
    </style:style>
    <style:style style:name="ce12" style:family="table-cell" style:parent-style-name="Default">
      <style:table-cell-properties fo:background-color="#ffffff"/>
    </style:style>
    <style:style style:name="ce13" style:family="table-cell" style:parent-style-name="Default">
      <style:table-cell-properties fo:background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" style:family="table-cell" style:parent-style-name="Default">
      <style:table-cell-properties fo:background-color="#ffffff" style:text-align-source="value-type" style:repeat-content="false" fo:wrap-option="no-wrap"/>
    </style:style>
    <style:style style:name="ce15" style:family="table-cell" style:parent-style-name="Default">
      <style:table-cell-properties style:text-align-source="value-type" style:repeat-content="false" fo:wrap-option="no-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>
      <style:table-cell-properties style:text-align-source="value-type" style:repeat-content="false" fo:wrap-option="no-wrap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text-align-source="value-type" style:repeat-content="false"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" style:family="table-cell" style:parent-style-name="Default" style:data-style-name="N0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9" style:family="table-cell" style:parent-style-name="Default" style:data-style-name="N0">
      <style:text-properties fo:font-size="10pt" style:font-size-asian="10pt" style:font-size-complex="10pt"/>
    </style:style>
    <style:style style:name="ce20" style:family="table-cell" style:parent-style-name="Defaul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1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true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0pt" fo:language="en" fo:country="GB" style:font-name-asian="Calibri" style:font-size-asian="10pt" style:language-asian="en" style:country-asian="US" style:font-name-complex="Times New Roman" style:font-size-complex="10pt" style:language-complex="ar" style:country-complex="SA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number-columns-repeated="7"/>
          <table:table-cell table:style-name="ce6" table:number-columns-repeated="9"/>
          <table:table-cell/>
        </table:table-row>
        <table:table-row table:style-name="ro1">
          <table:table-cell table:number-columns-repeated="4"/>
          <table:table-cell table:style-name="ce18" office:value-type="string">
            <text:p>Date</text:p>
          </table:table-cell>
          <table:table-cell table:style-name="ce20" office:value-type="string">
            <text:p>Week</text:p>
          </table:table-cell>
          <table:table-cell table:style-name="ce18" office:value-type="string">
            <text:p>Day</text:p>
          </table:table-cell>
          <table:table-cell table:style-name="ce22" office:value-type="string">
            <text:p>Coursera</text:p>
          </table:table-cell>
          <table:table-cell table:style-name="ce22" office:value-type="string">
            <text:p>MSc Project Tasks</text:p>
          </table:table-cell>
          <table:table-cell table:style-name="ce6" table:number-columns-repeated="7"/>
          <table:table-cell/>
        </table:table-row>
        <table:table-row table:style-name="ro2">
          <table:table-cell table:number-columns-repeated="4"/>
          <table:table-cell office:value-type="string">
            <text:p>30<text:span text:style-name="T1">th</text:span> Mar</text:p>
          </table:table-cell>
          <table:table-cell office:value-type="float" office:value="0">
            <text:p>0</text:p>
          </table:table-cell>
          <table:table-cell table:style-name="ce21" office:value-type="string">
            <text:p>Sat</text:p>
          </table:table-cell>
          <table:table-cell table:style-name="ce6"/>
          <table:table-cell table:style-name="ce6" office:value-type="string">
            <text:p>Read, make notes, and summarize from 2 papers</text:p>
          </table:table-cell>
          <table:table-cell table:style-name="ce6" table:number-columns-repeated="8"/>
        </table:table-row>
        <table:table-row table:style-name="ro2">
          <table:table-cell table:number-columns-repeated="4"/>
          <table:table-cell office:value-type="string">
            <text:p>31<text:span text:style-name="T1">st</text:span> Mar</text:p>
          </table:table-cell>
          <table:table-cell office:value-type="float" office:value="0">
            <text:p>0</text:p>
          </table:table-cell>
          <table:table-cell table:style-name="ce21" office:value-type="string">
            <text:p>Sun</text:p>
          </table:table-cell>
          <table:table-cell table:style-name="ce6"/>
          <table:table-cell table:style-name="ce6" office:value-type="string">
            <text:p>Read, make notes, and summarize from 3 papers</text:p>
          </table:table-cell>
          <table:table-cell table:style-name="ce6" table:number-columns-repeated="8"/>
        </table:table-row>
        <table:table-row table:style-name="ro2">
          <table:table-cell table:number-columns-repeated="4"/>
          <table:table-cell table:style-name="ce19" office:value-type="string">
            <text:p>1<text:span text:style-name="T1">st</text:span> Apr</text:p>
          </table:table-cell>
          <table:table-cell table:style-name="ce5" office:value-type="float" office:value="1">
            <text:p>1</text:p>
          </table:table-cell>
          <table:table-cell table:style-name="ce21" office:value-type="string">
            <text:p>Mon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19" office:value-type="string">
            <text:p>2<text:span text:style-name="T1">nd</text:span> Apr</text:p>
          </table:table-cell>
          <table:table-cell table:style-name="ce5" office:value-type="float" office:value="1">
            <text:p>1</text:p>
          </table:table-cell>
          <table:table-cell table:style-name="ce21" office:value-type="string">
            <text:p>Tues</text:p>
          </table:table-cell>
          <table:table-cell table:style-name="ce6"/>
          <table:table-cell table:style-name="ce6" office:value-type="string">
            <text:p>Read, make notes, and summarize from 2 papers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1" office:value-type="string">
            <text:p>MSc Project Tasks</text:p>
          </table:table-cell>
          <table:table-cell table:style-name="ce5"/>
          <table:table-cell/>
          <table:table-cell table:style-name="ce19" office:value-type="string">
            <text:p>3<text:span text:style-name="T1">rd</text:span> Apr</text:p>
          </table:table-cell>
          <table:table-cell table:style-name="ce5" office:value-type="float" office:value="1">
            <text:p>1</text:p>
          </table:table-cell>
          <table:table-cell table:style-name="ce19" office:value-type="string">
            <text:p>Wed</text:p>
          </table:table-cell>
          <table:table-cell table:style-name="ce6"/>
          <table:table-cell table:style-name="ce6" office:value-type="string">
            <text:p>Presentation of initial background research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5" office:value-type="string">
            <text:p>Research and summarise from 7 papers for grad project</text:p>
          </table:table-cell>
          <table:table-cell table:style-name="ce5" office:value-type="string">
            <text:p>2<text:span text:style-name="T1">nd</text:span> April</text:p>
          </table:table-cell>
          <table:table-cell/>
          <table:table-cell table:style-name="ce19" office:value-type="string">
            <text:p>4<text:span text:style-name="T1">th</text:span> Apr</text:p>
          </table:table-cell>
          <table:table-cell table:style-name="ce5" office:value-type="float" office:value="1">
            <text:p>1</text:p>
          </table:table-cell>
          <table:table-cell table:style-name="ce19" office:value-type="string">
            <text:p>Thurs</text:p>
          </table:table-cell>
          <table:table-cell table:style-name="ce6" table:number-columns-repeated="10"/>
        </table:table-row>
        <table:table-row table:style-name="ro2">
          <table:table-cell/>
          <table:table-cell office:value-type="string">
            <text:p>Presentation of initial background research</text:p>
          </table:table-cell>
          <table:table-cell table:style-name="ce5" office:value-type="string">
            <text:p>3<text:span text:style-name="T1">rd</text:span> April</text:p>
          </table:table-cell>
          <table:table-cell/>
          <table:table-cell table:style-name="ce19" office:value-type="string">
            <text:p>5<text:span text:style-name="T1">th</text:span> Apr</text:p>
          </table:table-cell>
          <table:table-cell table:style-name="ce5" office:value-type="float" office:value="1">
            <text:p>1</text:p>
          </table:table-cell>
          <table:table-cell table:style-name="ce21" office:value-type="string">
            <text:p>Fri</text:p>
          </table:table-cell>
          <table:table-cell table:style-name="ce6"/>
          <table:table-cell table:style-name="ce6" office:value-type="string">
            <text:p>Print off 7 papers on CRFs/RNNs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Find, print, and make notes from 5 papers on CRFs/RNNs</text:p>
          </table:table-cell>
          <table:table-cell table:style-name="ce5"/>
          <table:table-cell/>
          <table:table-cell table:style-name="ce19" office:value-type="string">
            <text:p>6<text:span text:style-name="T1">th</text:span> Apr</text:p>
          </table:table-cell>
          <table:table-cell table:style-name="ce5" office:value-type="float" office:value="1">
            <text:p>1</text:p>
          </table:table-cell>
          <table:table-cell table:style-name="ce21" office:value-type="string">
            <text:p>Sat</text:p>
          </table:table-cell>
          <table:table-cell table:style-name="ce6"/>
          <table:table-cell table:style-name="ce6" office:value-type="string">
            <text:p>Make 2 week plan to present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Northstar background research and note taking</text:p>
          </table:table-cell>
          <table:table-cell table:style-name="ce5"/>
          <table:table-cell/>
          <table:table-cell table:style-name="ce19" office:value-type="string">
            <text:p>7<text:span text:style-name="T1">th</text:span> Apr</text:p>
          </table:table-cell>
          <table:table-cell table:style-name="ce5" office:value-type="float" office:value="1">
            <text:p>1</text:p>
          </table:table-cell>
          <table:table-cell table:style-name="ce21" office:value-type="string">
            <text:p>Sun</text:p>
          </table:table-cell>
          <table:table-cell table:style-name="ce6"/>
          <table:table-cell table:style-name="ce6" office:value-type="string">
            <text:p>Build IMU .py scripts (graph and cluster functions)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Find, print, and make notes from 5 papers on time-series regression</text:p>
          </table:table-cell>
          <table:table-cell table:style-name="ce5"/>
          <table:table-cell/>
          <table:table-cell table:style-name="ce19" office:value-type="string">
            <text:p>8<text:span text:style-name="T1">th</text:span> Apr</text:p>
          </table:table-cell>
          <table:table-cell table:style-name="ce5" office:value-type="float" office:value="2">
            <text:p>2</text:p>
          </table:table-cell>
          <table:table-cell table:style-name="ce21" office:value-type="string">
            <text:p>Mon</text:p>
          </table:table-cell>
          <table:table-cell table:style-name="ce6"/>
          <table:table-cell table:style-name="ce6" office:value-type="string">
            <text:p>Read / make notes from 1 paper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Type up notes thus far</text:p>
          </table:table-cell>
          <table:table-cell table:number-columns-repeated="2"/>
          <table:table-cell table:style-name="ce19" office:value-type="string">
            <text:p>9<text:span text:style-name="T1">th</text:span> Apr</text:p>
          </table:table-cell>
          <table:table-cell table:style-name="ce5" office:value-type="float" office:value="2">
            <text:p>2</text:p>
          </table:table-cell>
          <table:table-cell table:style-name="ce21" office:value-type="string">
            <text:p>Tues</text:p>
          </table:table-cell>
          <table:table-cell table:style-name="ce6"/>
          <table:table-cell table:style-name="ce6" office:value-type="string">
            <text:p>Read / make notes from 1 paper</text:p>
          </table:table-cell>
          <table:table-cell table:style-name="ce6" office:value-type="string">
            <text:p>Read ML textbook, 19.0 – 19.6</text:p>
          </table:table-cell>
          <table:table-cell table:style-name="ce6" table:number-columns-repeated="7"/>
        </table:table-row>
        <table:table-row table:style-name="ro2">
          <table:table-cell table:number-columns-repeated="4"/>
          <table:table-cell table:style-name="ce19" office:value-type="string">
            <text:p>10<text:span text:style-name="T1">th</text:span> Apr</text:p>
          </table:table-cell>
          <table:table-cell table:style-name="ce5" office:value-type="float" office:value="2">
            <text:p>2</text:p>
          </table:table-cell>
          <table:table-cell table:style-name="ce19" office:value-type="string">
            <text:p>Wed</text:p>
          </table:table-cell>
          <table:table-cell table:style-name="ce6"/>
          <table:table-cell table:style-name="ce6" office:value-type="string">
            <text:p>Go to meeting</text:p>
          </table:table-cell>
          <table:table-cell table:style-name="ce6" table:number-columns-repeated="8"/>
        </table:table-row>
        <table:table-row table:style-name="ro2">
          <table:table-cell table:number-columns-repeated="4"/>
          <table:table-cell table:style-name="ce19" office:value-type="string">
            <text:p>11<text:span text:style-name="T1">th</text:span> Apr</text:p>
          </table:table-cell>
          <table:table-cell table:style-name="ce5" office:value-type="float" office:value="2">
            <text:p>2</text:p>
          </table:table-cell>
          <table:table-cell table:style-name="ce19" office:value-type="string">
            <text:p>Thurs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2<text:span text:style-name="T1">th</text:span> Apr</text:p>
          </table:table-cell>
          <table:table-cell table:style-name="ce5" office:value-type="float" office:value="2">
            <text:p>2</text:p>
          </table:table-cell>
          <table:table-cell table:style-name="ce21" office:value-type="string">
            <text:p>Fri</text:p>
          </table:table-cell>
          <table:table-cell table:style-name="ce6"/>
          <table:table-cell table:style-name="ce6" office:value-type="string">
            <text:p>Python: add supervised learning functionality to IMU datasets</text:p>
          </table:table-cell>
          <table:table-cell table:style-name="ce6" office:value-type="string">
            <text:p>Python: setup git repo for project</text:p>
          </table:table-cell>
          <table:table-cell table:style-name="ce6" table:number-columns-repeated="7"/>
        </table:table-row>
        <table:table-row table:style-name="ro2">
          <table:table-cell table:number-columns-repeated="4"/>
          <table:table-cell table:style-name="ce5" office:value-type="string">
            <text:p>13<text:span text:style-name="T1">th</text:span> Apr</text:p>
          </table:table-cell>
          <table:table-cell table:style-name="ce5" office:value-type="float" office:value="2">
            <text:p>2</text:p>
          </table:table-cell>
          <table:table-cell table:style-name="ce21" office:value-type="string">
            <text:p>Sat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4<text:span text:style-name="T1">th</text:span> Apr</text:p>
          </table:table-cell>
          <table:table-cell table:style-name="ce5" office:value-type="float" office:value="2">
            <text:p>2</text:p>
          </table:table-cell>
          <table:table-cell table:style-name="ce21" office:value-type="string">
            <text:p>Sun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5<text:span text:style-name="T1">th</text:span> Apr</text:p>
          </table:table-cell>
          <table:table-cell table:style-name="ce5" office:value-type="float" office:value="3">
            <text:p>3</text:p>
          </table:table-cell>
          <table:table-cell table:style-name="ce21" office:value-type="string">
            <text:p>Mon</text:p>
          </table:table-cell>
          <table:table-cell table:style-name="ce6" table:number-columns-repeated="10"/>
        </table:table-row>
        <table:table-row table:style-name="ro2">
          <table:table-cell table:style-name="ce1" office:value-type="string">
            <text:p>Project time</text:p>
          </table:table-cell>
          <table:table-cell table:style-name="ce1" office:value-type="string">
            <text:p>Project Tasks</text:p>
          </table:table-cell>
          <table:table-cell table:number-columns-repeated="2"/>
          <table:table-cell table:style-name="ce5" office:value-type="string">
            <text:p>16<text:span text:style-name="T1">th</text:span> Apr</text:p>
          </table:table-cell>
          <table:table-cell table:style-name="ce5" office:value-type="float" office:value="3">
            <text:p>3</text:p>
          </table:table-cell>
          <table:table-cell table:style-name="ce21" office:value-type="string">
            <text:p>Tues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7<text:span text:style-name="T1">th</text:span> Apr</text:p>
          </table:table-cell>
          <table:table-cell table:style-name="ce5" office:value-type="float" office:value="3">
            <text:p>3</text:p>
          </table:table-cell>
          <table:table-cell table:style-name="ce19" office:value-type="string">
            <text:p>Wed</text:p>
          </table:table-cell>
          <table:table-cell table:style-name="ce6"/>
          <table:table-cell table:style-name="ce6" office:value-type="string">
            <text:p>Find further 5 papers relating to CRFs/RNNs and action/motion analysis</text:p>
          </table:table-cell>
          <table:table-cell table:style-name="ce6" office:value-type="string">
            <text:p>Create research papers folder and file previous papers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Find further 5 papers relating to CRFs/RNNs and action/motion analysis</text:p>
          </table:table-cell>
          <table:table-cell table:style-name="ce6" office:value-type="string">
            <text:p>17<text:span text:style-name="T1">th</text:span> Apr</text:p>
          </table:table-cell>
          <table:table-cell/>
          <table:table-cell table:style-name="ce5" office:value-type="string">
            <text:p>18<text:span text:style-name="T1">th</text:span> Apr</text:p>
          </table:table-cell>
          <table:table-cell table:style-name="ce5" office:value-type="float" office:value="3">
            <text:p>3</text:p>
          </table:table-cell>
          <table:table-cell table:style-name="ce19" office:value-type="string">
            <text:p>Thurs</text:p>
          </table:table-cell>
          <table:table-cell table:style-name="ce6"/>
          <table:table-cell table:style-name="ce6" office:value-type="string">
            <text:p>Setup laptop for CUDA / TF GPU</text:p>
          </table:table-cell>
          <table:table-cell table:style-name="ce6" office:value-type="string">
            <text:p>Read and complete programs in 'Python ML', ch 16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Create research papers folder and file previous papers</text:p>
          </table:table-cell>
          <table:table-cell table:style-name="ce6" office:value-type="string">
            <text:p>17<text:span text:style-name="T1">th</text:span> Apr</text:p>
          </table:table-cell>
          <table:table-cell/>
          <table:table-cell table:style-name="ce5" office:value-type="string">
            <text:p>19<text:span text:style-name="T1">th</text:span> Apr</text:p>
          </table:table-cell>
          <table:table-cell table:style-name="ce5" office:value-type="float" office:value="3">
            <text:p>3</text:p>
          </table:table-cell>
          <table:table-cell table:style-name="ce21" office:value-type="string">
            <text:p>Fri</text:p>
          </table:table-cell>
          <table:table-cell table:style-name="ce6"/>
          <table:table-cell table:style-name="ce6" office:value-type="string">
            <text:p>URL link review: “Overview of Conditional Random Fields”</text:p>
          </table:table-cell>
          <table:table-cell table:style-name="ce6" office:value-type="string">
            <text:p>URL link review: “Performing Sequence Labelling using CRF in Python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Setup laptop for CUDA / TF GPU</text:p>
          </table:table-cell>
          <table:table-cell table:style-name="ce6" office:value-type="string">
            <text:p>18<text:span text:style-name="T1">th</text:span> Apr</text:p>
          </table:table-cell>
          <table:table-cell/>
          <table:table-cell table:style-name="ce5" office:value-type="string">
            <text:p>20<text:span text:style-name="T1">th</text:span> Apr</text:p>
          </table:table-cell>
          <table:table-cell table:style-name="ce5" office:value-type="float" office:value="3">
            <text:p>3</text:p>
          </table:table-cell>
          <table:table-cell table:style-name="ce21" office:value-type="string">
            <text:p>Sat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Read and complete programs in 'Python ML', ch 16</text:p>
          </table:table-cell>
          <table:table-cell table:style-name="ce6" office:value-type="string">
            <text:p>18<text:span text:style-name="T1">th</text:span> Apr</text:p>
          </table:table-cell>
          <table:table-cell/>
          <table:table-cell table:style-name="ce5" office:value-type="string">
            <text:p>21<text:span text:style-name="T1">st</text:span> Apr</text:p>
          </table:table-cell>
          <table:table-cell table:style-name="ce5" office:value-type="float" office:value="3">
            <text:p>3</text:p>
          </table:table-cell>
          <table:table-cell table:style-name="ce21" office:value-type="string">
            <text:p>Sun</text:p>
          </table:table-cell>
          <table:table-cell table:style-name="ce6"/>
          <table:table-cell table:number-columns-repeated="2" table:style-name="ce6" office:value-type="string">
            <text:p>URL link review: “Conditional Random Fields for Sequence Prediction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URL link review: “Overview of Conditional Random Fields”</text:p>
          </table:table-cell>
          <table:table-cell table:style-name="ce6" office:value-type="string">
            <text:p>19<text:span text:style-name="T1">th</text:span> Apr</text:p>
          </table:table-cell>
          <table:table-cell/>
          <table:table-cell table:style-name="ce5" office:value-type="string">
            <text:p>22<text:span text:style-name="T1">nd</text:span> Apr</text:p>
          </table:table-cell>
          <table:table-cell table:style-name="ce5" office:value-type="float" office:value="4">
            <text:p>4</text:p>
          </table:table-cell>
          <table:table-cell table:style-name="ce21" office:value-type="string">
            <text:p>Mon</text:p>
          </table:table-cell>
          <table:table-cell table:style-name="ce6"/>
          <table:table-cell table:style-name="ce7" office:value-type="string">
            <text:p>Make RNN / CRF presentation (2 slides each, 1 description, 1 usefulness)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URL link review: “Performing Sequence Labelling using CRF in Python”</text:p>
          </table:table-cell>
          <table:table-cell table:style-name="ce6" office:value-type="string">
            <text:p>19<text:span text:style-name="T1">th</text:span> Apr</text:p>
          </table:table-cell>
          <table:table-cell/>
          <table:table-cell table:style-name="ce5" office:value-type="string">
            <text:p>23<text:span text:style-name="T1">rd</text:span> Apr</text:p>
          </table:table-cell>
          <table:table-cell table:style-name="ce5" office:value-type="float" office:value="4">
            <text:p>4</text:p>
          </table:table-cell>
          <table:table-cell table:style-name="ce21" office:value-type="string">
            <text:p>Tues</text:p>
          </table:table-cell>
          <table:table-cell table:style-name="ce6"/>
          <table:table-cell table:style-name="ce6" office:value-type="string">
            <text:p>Print and file: 'Feature learning papers', 'Medical stuff', 'RNN stuff', 'CRF stuff'</text:p>
          </table:table-cell>
          <table:table-cell table:style-name="ce6" office:value-type="string">
            <text:p>Paper review: “Conditional Random Fields for Activity Recognition in Smart Environments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URL link review: “Conditional Random Field Tutorial in PyTorch”</text:p>
          </table:table-cell>
          <table:table-cell table:style-name="ce6" office:value-type="string">
            <text:p>21<text:span text:style-name="T1">st</text:span> Apr</text:p>
          </table:table-cell>
          <table:table-cell/>
          <table:table-cell table:style-name="ce5" office:value-type="string">
            <text:p>24<text:span text:style-name="T1">th</text:span> Apr</text:p>
          </table:table-cell>
          <table:table-cell table:style-name="ce5" office:value-type="float" office:value="4">
            <text:p>4</text:p>
          </table:table-cell>
          <table:table-cell table:style-name="ce19" office:value-type="string">
            <text:p>Wed</text:p>
          </table:table-cell>
          <table:table-cell table:style-name="ce6"/>
          <table:table-cell table:style-name="ce6" office:value-type="string">
            <text:p>Paper review: “Deep, Convolutional, and Recurrent Models for HAR using Wearables”</text:p>
          </table:table-cell>
          <table:table-cell table:style-name="ce6" office:value-type="string">
            <text:p>Do RNN / CRF presentation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URL link review: “Conditional Random Fields for Sequence Prediction”</text:p>
          </table:table-cell>
          <table:table-cell table:style-name="ce6" office:value-type="string">
            <text:p>21<text:span text:style-name="T1">st</text:span> Apr</text:p>
          </table:table-cell>
          <table:table-cell/>
          <table:table-cell table:style-name="ce5" office:value-type="string">
            <text:p>25<text:span text:style-name="T1">th</text:span> Apr</text:p>
          </table:table-cell>
          <table:table-cell table:style-name="ce5" office:value-type="float" office:value="4">
            <text:p>4</text:p>
          </table:table-cell>
          <table:table-cell table:style-name="ce19" office:value-type="string">
            <text:p>Thurs</text:p>
          </table:table-cell>
          <table:table-cell table:style-name="ce6"/>
          <table:table-cell table:style-name="ce6" office:value-type="string">
            <text:p>Go for 1-on-1 meeting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7" office:value-type="string">
            <text:p>Make RNN / CRF presentation (2 slides each, 1 description, 1 usefulness)</text:p>
          </table:table-cell>
          <table:table-cell table:style-name="ce6" office:value-type="string">
            <text:p>22<text:span text:style-name="T1">nd</text:span> Apr</text:p>
          </table:table-cell>
          <table:table-cell/>
          <table:table-cell table:style-name="ce5" office:value-type="string">
            <text:p>26<text:span text:style-name="T1">th</text:span> Apr</text:p>
          </table:table-cell>
          <table:table-cell table:style-name="ce5" office:value-type="float" office:value="4">
            <text:p>4</text:p>
          </table:table-cell>
          <table:table-cell table:style-name="ce21" office:value-type="string">
            <text:p>Fri</text:p>
          </table:table-cell>
          <table:table-cell table:style-name="ce6"/>
          <table:table-cell table:style-name="ce6" office:value-type="string">
            <text:p>Type up and make import points from: “Cond Random Fields: Prob Models for Sequencing”</text:p>
          </table:table-cell>
          <table:table-cell table:style-name="ce6" office:value-type="string">
            <text:p>Type up and make import points from: “CRFs as RNNs”</text:p>
          </table:table-cell>
          <table:table-cell table:style-name="ce8" office:value-type="string">
            <text:p><text:span text:style-name="T2">Paper review: </text:span><text:span text:style-name="T3">“Action Categorization with Modified Hidden Conditional Random Field”</text:span>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Print and file: 'Feature learning papers', 'Medical stuff', 'RNN stuff', 'CRF stuff'</text:p>
          </table:table-cell>
          <table:table-cell table:style-name="ce6" office:value-type="string">
            <text:p>23<text:span text:style-name="T1">rd</text:span> Apr</text:p>
          </table:table-cell>
          <table:table-cell/>
          <table:table-cell table:style-name="ce19" office:value-type="string">
            <text:p>27<text:span text:style-name="T1">th</text:span> Apr</text:p>
          </table:table-cell>
          <table:table-cell table:style-name="ce5" office:value-type="float" office:value="4">
            <text:p>4</text:p>
          </table:table-cell>
          <table:table-cell table:style-name="ce21" office:value-type="string">
            <text:p>Sat</text:p>
          </table:table-cell>
          <table:table-cell table:style-name="ce6"/>
          <table:table-cell table:style-name="ce6" office:value-type="string">
            <text:p>Type up and make import points from: “CRFs for AR in Smart Environments”</text:p>
          </table:table-cell>
          <table:table-cell table:style-name="ce6" office:value-type="string">
            <text:p>Type up and make import points from: “Deep, Conv, and Recurrent Models for HAR using Wearables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Paper review: “Conditional Random Fields for Activity Recognition in Smart Environments”</text:p>
          </table:table-cell>
          <table:table-cell table:style-name="ce6" office:value-type="string">
            <text:p>23<text:span text:style-name="T1">rd</text:span> Apr</text:p>
          </table:table-cell>
          <table:table-cell/>
          <table:table-cell table:style-name="ce19" office:value-type="string">
            <text:p>28<text:span text:style-name="T1">th</text:span> Apr</text:p>
          </table:table-cell>
          <table:table-cell table:style-name="ce5" office:value-type="float" office:value="4">
            <text:p>4</text:p>
          </table:table-cell>
          <table:table-cell table:style-name="ce21" office:value-type="string">
            <text:p>Sun</text:p>
          </table:table-cell>
          <table:table-cell table:style-name="ce6"/>
          <table:table-cell table:style-name="ce6" office:value-type="string">
            <text:p>Paper review: “Deep Recurrent NN for Mobile HAR with High Throughput”</text:p>
          </table:table-cell>
          <table:table-cell table:style-name="ce6" office:value-type="string">
            <text:p>Find, print, file, and make plan for papers regarding RNNs for HAR</text:p>
          </table:table-cell>
          <table:table-cell table:style-name="ce6" office:value-type="string">
            <text:p>Paper review: “Hidden CRFs for Gesture Recognition”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Paper review: “Deep, Convolutional, and Recurrent Models for HAR using Wearables”</text:p>
          </table:table-cell>
          <table:table-cell table:style-name="ce6" office:value-type="string">
            <text:p>24<text:span text:style-name="T1">th</text:span> Apr</text:p>
          </table:table-cell>
          <table:table-cell/>
          <table:table-cell table:style-name="ce19" office:value-type="string">
            <text:p>29<text:span text:style-name="T1">th</text:span> Apr</text:p>
          </table:table-cell>
          <table:table-cell table:style-name="ce5" office:value-type="float" office:value="5">
            <text:p>5</text:p>
          </table:table-cell>
          <table:table-cell table:style-name="ce19" office:value-type="string">
            <text:p>Mon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Do RNN / CRF presentation</text:p>
          </table:table-cell>
          <table:table-cell table:style-name="ce6" office:value-type="string">
            <text:p>24<text:span text:style-name="T1">th</text:span> Apr</text:p>
          </table:table-cell>
          <table:table-cell/>
          <table:table-cell table:style-name="ce19" office:value-type="string">
            <text:p>30<text:span text:style-name="T1">th</text:span> Apr</text:p>
          </table:table-cell>
          <table:table-cell table:style-name="ce5" office:value-type="float" office:value="5">
            <text:p>5</text:p>
          </table:table-cell>
          <table:table-cell table:style-name="ce21" office:value-type="string">
            <text:p>Tues</text:p>
          </table:table-cell>
          <table:table-cell table:style-name="ce6"/>
          <table:table-cell table:style-name="ce6" office:value-type="string">
            <text:p>Paper review: “Hierarchical Recurrent Neural Network for Skeleton Based Action Recognition”</text:p>
          </table:table-cell>
          <table:table-cell table:style-name="ce6" office:value-type="string">
            <text:p>Programming: Download/setup suit data and create diffs plot function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Go for 1-on-1 meeting</text:p>
          </table:table-cell>
          <table:table-cell table:style-name="ce6" office:value-type="string">
            <text:p>25<text:span text:style-name="T1">th</text:span> Apr</text:p>
          </table:table-cell>
          <table:table-cell/>
          <table:table-cell table:style-name="ce5" table:number-columns-repeated="3"/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Type up and make import points from: “Cond Random Fields: Prob Models for Sequencing”</text:p>
          </table:table-cell>
          <table:table-cell table:style-name="ce6" office:value-type="string">
            <text:p>26<text:span text:style-name="T1">th</text:span> Apr</text:p>
          </table:table-cell>
          <table:table-cell/>
          <table:table-cell table:style-name="ce5" office:value-type="string">
            <text:p>1<text:span text:style-name="T1">st</text:span> May</text:p>
          </table:table-cell>
          <table:table-cell table:style-name="ce5" office:value-type="float" office:value="5">
            <text:p>5</text:p>
          </table:table-cell>
          <table:table-cell table:style-name="ce19" office:value-type="string">
            <text:p>Wed</text:p>
          </table:table-cell>
          <table:table-cell table:style-name="ce6"/>
          <table:table-cell table:style-name="ce6" office:value-type="string">
            <text:p>Paper review: “Continuous Conditional Random Fields for Regression in Remote Sensing”</text:p>
          </table:table-cell>
          <table:table-cell table:style-name="ce6" office:value-type="string">
            <text:p>Programming: add function to extract statistical features of joint files + print results to separate .csv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Type up and make import points from: “CRFs as RNNs”</text:p>
          </table:table-cell>
          <table:table-cell table:style-name="ce6" office:value-type="string">
            <text:p>26<text:span text:style-name="T1">th</text:span> Apr</text:p>
          </table:table-cell>
          <table:table-cell/>
          <table:table-cell table:style-name="ce5" office:value-type="string">
            <text:p>2<text:span text:style-name="T1">nd</text:span> May</text:p>
          </table:table-cell>
          <table:table-cell table:style-name="ce5" office:value-type="float" office:value="5">
            <text:p>5</text:p>
          </table:table-cell>
          <table:table-cell table:style-name="ce19" office:value-type="string">
            <text:p>Thurs</text:p>
          </table:table-cell>
          <table:table-cell table:style-name="ce6"/>
          <table:table-cell table:style-name="ce8" office:value-type="string">
            <text:p><text:span text:style-name="T2">Type up and make import points from: </text:span><text:span text:style-name="T3">“Action Categorization with Modified Hidden CRF”</text:span></text:p>
          </table:table-cell>
          <table:table-cell table:style-name="ce6" office:value-type="string">
            <text:p>Programming: create extract/dynamic visualisation functions for all-data files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8" office:value-type="string">
            <text:p><text:span text:style-name="T2">Paper review: </text:span><text:span text:style-name="T3">“Action Categorization with Modified Hidden Conditional Random Field”</text:span></text:p>
          </table:table-cell>
          <table:table-cell table:style-name="ce6" office:value-type="string">
            <text:p>26<text:span text:style-name="T1">th</text:span> Apr</text:p>
          </table:table-cell>
          <table:table-cell/>
          <table:table-cell table:style-name="ce5" office:value-type="string">
            <text:p>3<text:span text:style-name="T1">rd</text:span> May</text:p>
          </table:table-cell>
          <table:table-cell table:style-name="ce5" office:value-type="float" office:value="5">
            <text:p>5</text:p>
          </table:table-cell>
          <table:table-cell table:style-name="ce21" office:value-type="string">
            <text:p>Fri</text:p>
          </table:table-cell>
          <table:table-cell table:style-name="ce6"/>
          <table:table-cell table:style-name="ce6" office:value-type="string">
            <text:p>Programming: setup classes for different file types, comment all code, and commit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Type up and make import points from: “CRFs for AR in Smart Environments”</text:p>
          </table:table-cell>
          <table:table-cell table:style-name="ce6" office:value-type="string">
            <text:p>27<text:span text:style-name="T1">th</text:span> Apr</text:p>
          </table:table-cell>
          <table:table-cell/>
          <table:table-cell table:style-name="ce5" office:value-type="string">
            <text:p>4<text:span text:style-name="T1">th</text:span> May</text:p>
          </table:table-cell>
          <table:table-cell table:style-name="ce5" office:value-type="float" office:value="5">
            <text:p>5</text:p>
          </table:table-cell>
          <table:table-cell table:style-name="ce21" office:value-type="string">
            <text:p>Sat</text:p>
          </table:table-cell>
          <table:table-cell table:style-name="ce6" office:value-type="string">
            <text:p>Data engin, c1, w1, m1 – m2</text:p>
          </table:table-cell>
          <table:table-cell table:style-name="ce6" office:value-type="string">
            <text:p>Programming: create AD function for accel/magnet/position statistical analysis</text:p>
          </table:table-cell>
          <table:table-cell table:style-name="ce6" office:value-type="string">
            <text:p><text:span text:style-name="T2">Type up and make import points from:</text:span> “Deep Recurrent NN for Mobile HAR with High Throughput”</text:p>
          </table:table-cell>
          <table:table-cell table:style-name="ce6" office:value-type="string">
            <text:p><text:span text:style-name="T2">Type up and make import points from</text:span>: “Hidden CRFs for Gesture Recognition”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Type up and make import points from: “Deep, Conv, and Recurrent Models for HAR using Wearables”</text:p>
          </table:table-cell>
          <table:table-cell table:style-name="ce6" office:value-type="string">
            <text:p>27<text:span text:style-name="T1">th</text:span> Apr</text:p>
          </table:table-cell>
          <table:table-cell/>
          <table:table-cell table:style-name="ce5" office:value-type="string">
            <text:p>5<text:span text:style-name="T1">th</text:span> May</text:p>
          </table:table-cell>
          <table:table-cell table:style-name="ce5" office:value-type="float" office:value="5">
            <text:p>5</text:p>
          </table:table-cell>
          <table:table-cell table:style-name="ce21" office:value-type="string">
            <text:p>Sun</text:p>
          </table:table-cell>
          <table:table-cell table:style-name="ce6" office:value-type="string">
            <text:p>Data engin, c1, w1, m3</text:p>
          </table:table-cell>
          <table:table-cell table:style-name="ce6" office:value-type="string">
            <text:p>Programming: add to DC init function (inc extract table to .csv and read in, and passing to JA objects)</text:p>
          </table:table-cell>
          <table:table-cell table:style-name="ce6" office:value-type="string">
            <text:p>Programming: add Fourier analysis functionality to statistical extraction for AD class (veloc+accel)</text:p>
          </table:table-cell>
          <table:table-cell table:style-name="ce6" office:value-type="string">
            <text:p><text:span text:style-name="T2">Type up and make import points from</text:span>: “Hierarchical Recurrent Neural Network for Skeleton Based AR”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Paper review: “Deep Recurrent NN for Mobile HAR with High Throughput”</text:p>
          </table:table-cell>
          <table:table-cell table:style-name="ce6" office:value-type="string">
            <text:p>28<text:span text:style-name="T1">th</text:span> Apr</text:p>
          </table:table-cell>
          <table:table-cell/>
          <table:table-cell table:style-name="ce5" office:value-type="string">
            <text:p>6<text:span text:style-name="T1">th</text:span> May</text:p>
          </table:table-cell>
          <table:table-cell table:style-name="ce5" office:value-type="float" office:value="6">
            <text:p>6</text:p>
          </table:table-cell>
          <table:table-cell table:style-name="ce19" office:value-type="string">
            <text:p>Mon</text:p>
          </table:table-cell>
          <table:table-cell table:style-name="ce6"/>
          <table:table-cell table:style-name="ce6" office:value-type="string">
            <text:p><text:span text:style-name="T2">Type up and make import points from</text:span>: “Continuous CRFs for Regression in Remote Sensing”</text:p>
          </table:table-cell>
          <table:table-cell table:style-name="ce6" office:value-type="string">
            <text:p>Make presentation of 2 weeks inc: suit data format, .py script, next steps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Find, print, file, and make plan for papers regarding RNNs for HAR</text:p>
          </table:table-cell>
          <table:table-cell table:style-name="ce6" office:value-type="string">
            <text:p>28<text:span text:style-name="T1">th</text:span> Apr</text:p>
          </table:table-cell>
          <table:table-cell/>
          <table:table-cell table:style-name="ce5" office:value-type="string">
            <text:p>7<text:span text:style-name="T1">th</text:span> May</text:p>
          </table:table-cell>
          <table:table-cell table:style-name="ce5" office:value-type="float" office:value="6">
            <text:p>6</text:p>
          </table:table-cell>
          <table:table-cell table:style-name="ce21" office:value-type="string">
            <text:p>Tues</text:p>
          </table:table-cell>
          <table:table-cell table:style-name="ce6" office:value-type="string">
            <text:p>Data engin, c1, w1, m4</text:p>
          </table:table-cell>
          <table:table-cell table:style-name="ce6" office:value-type="string">
            <text:p>Program: swap order of col label to be: measure, feature, axis, stat</text:p>
          </table:table-cell>
          <table:table-cell table:style-name="ce6" office:value-type="string">
            <text:p>Program: create dict mapping from measure name to seg/joint/sens names</text:p>
          </table:table-cell>
          <table:table-cell table:style-name="ce6" office:value-type="string">
            <text:p>Program: add command line functionality and arguments</text:p>
          </table:table-cell>
          <table:table-cell table:style-name="ce6" office:value-type="string">
            <text:p>Program: fix crashes-on-close problem with pyplot windows</text:p>
          </table:table-cell>
          <table:table-cell table:style-name="ce6" table:number-columns-repeated="5"/>
        </table:table-row>
        <table:table-row table:style-name="ro2">
          <table:table-cell/>
          <table:table-cell table:style-name="ce6" office:value-type="string">
            <text:p>Paper review: “Hidden CRFs for Gesture Recognition”</text:p>
          </table:table-cell>
          <table:table-cell table:style-name="ce6" office:value-type="string">
            <text:p>28<text:span text:style-name="T1">th</text:span> Apr</text:p>
          </table:table-cell>
          <table:table-cell/>
          <table:table-cell table:style-name="ce5" office:value-type="string">
            <text:p>8<text:span text:style-name="T1">th</text:span> May</text:p>
          </table:table-cell>
          <table:table-cell table:style-name="ce5" office:value-type="float" office:value="6">
            <text:p>6</text:p>
          </table:table-cell>
          <table:table-cell table:style-name="ce19" office:value-type="string">
            <text:p>Wed</text:p>
          </table:table-cell>
          <table:table-cell table:style-name="ce6"/>
          <table:table-cell table:style-name="ce6" office:value-type="string">
            <text:p>Go to group meeting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aper review: “Hierarchical Recurrent Neural Network for Skeleton Based Action Recognition”</text:p>
          </table:table-cell>
          <table:table-cell table:style-name="ce6" office:value-type="string">
            <text:p>30<text:span text:style-name="T1">th</text:span> Apr</text:p>
          </table:table-cell>
          <table:table-cell/>
          <table:table-cell table:style-name="ce5" office:value-type="string">
            <text:p>9<text:span text:style-name="T1">th</text:span> May</text:p>
          </table:table-cell>
          <table:table-cell table:style-name="ce5" office:value-type="float" office:value="6">
            <text:p>6</text:p>
          </table:table-cell>
          <table:table-cell table:style-name="ce19" office:value-type="string">
            <text:p>Thurs</text:p>
          </table:table-cell>
          <table:table-cell table:style-name="ce6"/>
          <table:table-cell table:style-name="ce6" office:value-type="string">
            <text:p>Add name of file to output col (i.e. one col for if HC or D file)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rogramming: Download/setup suit data and create diffs plot function</text:p>
          </table:table-cell>
          <table:table-cell table:style-name="ce6" office:value-type="string">
            <text:p>30<text:span text:style-name="T1">th</text:span> Apr</text:p>
          </table:table-cell>
          <table:table-cell/>
          <table:table-cell table:style-name="ce5" office:value-type="string">
            <text:p>10<text:span text:style-name="T1">th</text:span> May</text:p>
          </table:table-cell>
          <table:table-cell table:style-name="ce5" office:value-type="float" office:value="6">
            <text:p>6</text:p>
          </table:table-cell>
          <table:table-cell table:style-name="ce21" office:value-type="string">
            <text:p>Fri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Paper review: “Continuous Conditional Random Fields for Regression in Remote Sensing”</text:p>
          </table:table-cell>
          <table:table-cell table:style-name="ce6" office:value-type="string">
            <text:p>1<text:span text:style-name="T1">st</text:span> May</text:p>
          </table:table-cell>
          <table:table-cell/>
          <table:table-cell table:style-name="ce5" office:value-type="string">
            <text:p>11<text:span text:style-name="T1">th</text:span> May</text:p>
          </table:table-cell>
          <table:table-cell table:style-name="ce5" office:value-type="float" office:value="6">
            <text:p>6</text:p>
          </table:table-cell>
          <table:table-cell table:style-name="ce21" office:value-type="string">
            <text:p>Sat</text:p>
          </table:table-cell>
          <table:table-cell table:style-name="ce6"/>
          <table:table-cell table:style-name="ce6" office:value-type="string">
            <text:p>Add option to 'split up the input JA/AD file w/ 'HC'/'D' labels into numerous files w/ same label</text:p>
          </table:table-cell>
          <table:table-cell table:style-name="ce6" office:value-type="string">
            <text:p>Add function that checks for behaviour abnormality over all features for each file written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Programming: add function to extract statistical features of joint files + print results to separate .csv</text:p>
          </table:table-cell>
          <table:table-cell table:style-name="ce6" office:value-type="string">
            <text:p>1<text:span text:style-name="T1">st</text:span> May</text:p>
          </table:table-cell>
          <table:table-cell/>
          <table:table-cell table:style-name="ce5" office:value-type="string">
            <text:p>12<text:span text:style-name="T1">th</text:span> May</text:p>
          </table:table-cell>
          <table:table-cell table:style-name="ce5" office:value-type="float" office:value="6">
            <text:p>6</text:p>
          </table:table-cell>
          <table:table-cell table:style-name="ce21" office:value-type="string">
            <text:p>Sun</text:p>
          </table:table-cell>
          <table:table-cell table:style-name="ce6" office:value-type="string">
            <text:p>Data engin, c1, w1, m5 (2/3)</text:p>
          </table:table-cell>
          <table:table-cell table:style-name="ce6" table:number-columns-repeated="9"/>
        </table:table-row>
        <table:table-row table:style-name="ro2">
          <table:table-cell/>
          <table:table-cell table:style-name="ce8" office:value-type="string">
            <text:p><text:span text:style-name="T2">Type up and make import points from: </text:span><text:span text:style-name="T3">“Action Categorization with Modified Hidden CRF”</text:span></text:p>
          </table:table-cell>
          <table:table-cell table:style-name="ce6" office:value-type="string">
            <text:p>2<text:span text:style-name="T1">nd</text:span> May</text:p>
          </table:table-cell>
          <table:table-cell/>
          <table:table-cell table:style-name="ce5" office:value-type="string">
            <text:p>13<text:span text:style-name="T1">th</text:span> May</text:p>
          </table:table-cell>
          <table:table-cell table:style-name="ce5" office:value-type="float" office:value="7">
            <text:p>7</text:p>
          </table:table-cell>
          <table:table-cell table:style-name="ce19" office:value-type="string">
            <text:p>Mon</text:p>
          </table:table-cell>
          <table:table-cell table:style-name="ce6"/>
          <table:table-cell table:style-name="ce6" office:value-type="string">
            <text:p>Implement 'extract_stat_features' function to be called by write_stats by both classes including all stat functions</text:p>
          </table:table-cell>
          <table:table-cell table:style-name="ce6" office:value-type="string">
            <text:p>Implement function to extract JA .mat files to .csv</text:p>
          </table:table-cell>
          <table:table-cell table:style-name="ce6" office:value-type="string">
            <text:p>Add other stat features (see paper for full list of features to additionally include)</text:p>
          </table:table-cell>
          <table:table-cell table:style-name="ce6" office:value-type="string">
            <text:p>Make display 3D pos plot run in real-time</text:p>
          </table:table-cell>
          <table:table-cell table:style-name="ce6" table:number-columns-repeated="5"/>
        </table:table-row>
        <table:table-row table:style-name="ro2">
          <table:table-cell/>
          <table:table-cell table:style-name="ce6" office:value-type="string">
            <text:p>Programming: create extract/dynamic visualisation functions for all-data files</text:p>
          </table:table-cell>
          <table:table-cell table:style-name="ce6" office:value-type="string">
            <text:p>2<text:span text:style-name="T1">nd</text:span> May</text:p>
          </table:table-cell>
          <table:table-cell/>
          <table:table-cell table:style-name="ce5" office:value-type="string">
            <text:p>14<text:span text:style-name="T1">th</text:span> May</text:p>
          </table:table-cell>
          <table:table-cell table:style-name="ce5" office:value-type="float" office:value="7">
            <text:p>7</text:p>
          </table:table-cell>
          <table:table-cell table:style-name="ce21" office:value-type="string">
            <text:p>Tues</text:p>
          </table:table-cell>
          <table:table-cell table:style-name="ce6" office:value-type="string">
            <text:p>Data engin, c1, w1, m5-7</text:p>
          </table:table-cell>
          <table:table-cell table:style-name="ce6" office:value-type="string">
            <text:p>Implement basic RNN model with .csv output file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rogramming: setup classes for different file types, comment all code, and commit</text:p>
          </table:table-cell>
          <table:table-cell table:style-name="ce6" office:value-type="string">
            <text:p>3<text:span text:style-name="T1">rd</text:span> May</text:p>
          </table:table-cell>
          <table:table-cell/>
          <table:table-cell table:style-name="ce5" office:value-type="string">
            <text:p>15<text:span text:style-name="T1">th</text:span> May</text:p>
          </table:table-cell>
          <table:table-cell table:style-name="ce5" office:value-type="float" office:value="7">
            <text:p>7</text:p>
          </table:table-cell>
          <table:table-cell table:style-name="ce19" office:value-type="string">
            <text:p>Wed</text:p>
          </table:table-cell>
          <table:table-cell table:style-name="ce6"/>
          <table:table-cell table:style-name="ce6" office:value-type="string">
            <text:p>Group meeting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rogramming: create AD function for accel/magnet/position statistical analysis</text:p>
          </table:table-cell>
          <table:table-cell table:style-name="ce6" office:value-type="string">
            <text:p>4<text:span text:style-name="T1">th</text:span> May</text:p>
          </table:table-cell>
          <table:table-cell/>
          <table:table-cell table:style-name="ce5" office:value-type="string">
            <text:p>16<text:span text:style-name="T1">th</text:span> May</text:p>
          </table:table-cell>
          <table:table-cell table:style-name="ce5" office:value-type="float" office:value="7">
            <text:p>7</text:p>
          </table:table-cell>
          <table:table-cell table:style-name="ce19" office:value-type="string">
            <text:p>Thurs</text:p>
          </table:table-cell>
          <table:table-cell table:style-name="ce6" office:value-type="string">
            <text:p>Data engin, c2, w1, m1</text:p>
          </table:table-cell>
          <table:table-cell table:style-name="ce6" office:value-type="string">
            <text:p>Create README file of 'matfile_analysis'</text:p>
          </table:table-cell>
          <table:table-cell table:style-name="ce6" office:value-type="string">
            <text:p>Edit RNN layout and suppress warnings on output</text:p>
          </table:table-cell>
          <table:table-cell table:style-name="ce6" office:value-type="string">
            <text:p>Add optional argument to automatically delete the created output .csv files at end of command</text:p>
          </table:table-cell>
          <table:table-cell table:style-name="ce6" office:value-type="string">
            <text:p>Eliminate need for 'file name' when 'file type' given as 'dc'</text:p>
          </table:table-cell>
          <table:table-cell table:style-name="ce6" table:number-columns-repeated="5"/>
        </table:table-row>
        <table:table-row table:style-name="ro2">
          <table:table-cell/>
          <table:table-cell table:style-name="ce6" office:value-type="string">
            <text:p><text:span text:style-name="T2">Type up and make import points from:</text:span> “Deep Recurrent NN for Mobile HAR with High Throughput”</text:p>
          </table:table-cell>
          <table:table-cell table:style-name="ce6" office:value-type="string">
            <text:p>4<text:span text:style-name="T1">th</text:span> May</text:p>
          </table:table-cell>
          <table:table-cell/>
          <table:table-cell table:style-name="ce5" office:value-type="string">
            <text:p>17<text:span text:style-name="T1">th</text:span> May</text:p>
          </table:table-cell>
          <table:table-cell table:style-name="ce5" office:value-type="float" office:value="7">
            <text:p>7</text:p>
          </table:table-cell>
          <table:table-cell table:style-name="ce21" office:value-type="string">
            <text:p>Fri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<text:span text:style-name="T2">Type up and make import points from</text:span>: “Hidden CRFs for Gesture Recognition”</text:p>
          </table:table-cell>
          <table:table-cell table:style-name="ce6" office:value-type="string">
            <text:p>4<text:span text:style-name="T1">th</text:span> May</text:p>
          </table:table-cell>
          <table:table-cell/>
          <table:table-cell table:style-name="ce5" office:value-type="string">
            <text:p>18<text:span text:style-name="T1">th</text:span> May</text:p>
          </table:table-cell>
          <table:table-cell table:style-name="ce5" office:value-type="float" office:value="7">
            <text:p>7</text:p>
          </table:table-cell>
          <table:table-cell table:style-name="ce21" office:value-type="string">
            <text:p>Sat</text:p>
          </table:table-cell>
          <table:table-cell table:style-name="ce6"/>
          <table:table-cell table:style-name="ce6" office:value-type="string">
            <text:p>Ensure different file types are written to different subdirectories of 'output_files' (e.g. for AD, JA, DC)</text:p>
          </table:table-cell>
          <table:table-cell table:style-name="ce6" office:value-type="string">
            <text:p>Add alternative to 'split files' in matfiles_analysis that specifies a preferred file length rather than num of splits</text:p>
          </table:table-cell>
          <table:table-cell table:style-name="ce6" table:number-columns-repeated="6"/>
          <table:table-cell/>
        </table:table-row>
        <table:table-row table:style-name="ro2">
          <table:table-cell/>
          <table:table-cell table:style-name="ce6" office:value-type="string">
            <text:p>Programming: add to DC init function (inc extract table to .csv and read in, and passing to JA objects)</text:p>
          </table:table-cell>
          <table:table-cell table:style-name="ce6" office:value-type="string">
            <text:p>5<text:span text:style-name="T1">th</text:span> May</text:p>
          </table:table-cell>
          <table:table-cell/>
          <table:table-cell table:style-name="ce5" office:value-type="string">
            <text:p>19<text:span text:style-name="T1">th</text:span> May</text:p>
          </table:table-cell>
          <table:table-cell table:style-name="ce5" office:value-type="float" office:value="7">
            <text:p>7</text:p>
          </table:table-cell>
          <table:table-cell table:style-name="ce21" office:value-type="string">
            <text:p>Su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ming: add Fourier analysis functionality to statistical extraction for AD class (veloc+accel)</text:p>
          </table:table-cell>
          <table:table-cell table:style-name="ce6" office:value-type="string">
            <text:p>5<text:span text:style-name="T1">th</text:span> May</text:p>
          </table:table-cell>
          <table:table-cell/>
          <table:table-cell table:style-name="ce5" office:value-type="string">
            <text:p>20<text:span text:style-name="T1">th</text:span> May</text:p>
          </table:table-cell>
          <table:table-cell table:style-name="ce5" office:value-type="float" office:value="8">
            <text:p>8</text:p>
          </table:table-cell>
          <table:table-cell table:style-name="ce19" office:value-type="string">
            <text:p>Mo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<text:span text:style-name="T2">Type up and make import points from</text:span>: “Hierarchical Recurrent Neural Network for Skeleton Based AR”</text:p>
          </table:table-cell>
          <table:table-cell table:style-name="ce6" office:value-type="string">
            <text:p>5<text:span text:style-name="T1">th</text:span> May</text:p>
          </table:table-cell>
          <table:table-cell/>
          <table:table-cell table:style-name="ce5" office:value-type="string">
            <text:p>21<text:span text:style-name="T1">st</text:span> May</text:p>
          </table:table-cell>
          <table:table-cell table:style-name="ce5" office:value-type="float" office:value="8">
            <text:p>8</text:p>
          </table:table-cell>
          <table:table-cell table:style-name="ce21" office:value-type="string">
            <text:p>Tue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<text:span text:style-name="T2">Type up and make import points from</text:span>: “Continuous CRFs for Regression in Remote Sensing”</text:p>
          </table:table-cell>
          <table:table-cell table:style-name="ce6" office:value-type="string">
            <text:p>6<text:span text:style-name="T1">th</text:span> May</text:p>
          </table:table-cell>
          <table:table-cell/>
          <table:table-cell table:style-name="ce5" office:value-type="string">
            <text:p>22<text:span text:style-name="T1">nd</text:span> May</text:p>
          </table:table-cell>
          <table:table-cell table:style-name="ce5" office:value-type="float" office:value="8">
            <text:p>8</text:p>
          </table:table-cell>
          <table:table-cell table:style-name="ce19" office:value-type="string">
            <text:p>Wed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Make presentation of 2 weeks inc: suit data format, .py script, next steps</text:p>
          </table:table-cell>
          <table:table-cell table:style-name="ce6" office:value-type="string">
            <text:p>6<text:span text:style-name="T1">th</text:span> May</text:p>
          </table:table-cell>
          <table:table-cell/>
          <table:table-cell table:style-name="ce5" office:value-type="string">
            <text:p>23<text:span text:style-name="T1">rd</text:span> May</text:p>
          </table:table-cell>
          <table:table-cell table:style-name="ce5" office:value-type="float" office:value="8">
            <text:p>8</text:p>
          </table:table-cell>
          <table:table-cell table:style-name="ce19" office:value-type="string">
            <text:p>Thur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swap order of col label to be: measure, feature, axis, stat</text:p>
          </table:table-cell>
          <table:table-cell table:style-name="ce6" office:value-type="string">
            <text:p>7<text:span text:style-name="T1">th</text:span> May</text:p>
          </table:table-cell>
          <table:table-cell/>
          <table:table-cell table:style-name="ce5" office:value-type="string">
            <text:p>24<text:span text:style-name="T1">th</text:span> May</text:p>
          </table:table-cell>
          <table:table-cell table:style-name="ce5" office:value-type="float" office:value="8">
            <text:p>8</text:p>
          </table:table-cell>
          <table:table-cell table:style-name="ce21" office:value-type="string">
            <text:p>Fri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create dict mapping from measure name to seg/joint/sens names</text:p>
          </table:table-cell>
          <table:table-cell table:style-name="ce6" office:value-type="string">
            <text:p>7<text:span text:style-name="T1">th</text:span> May</text:p>
          </table:table-cell>
          <table:table-cell/>
          <table:table-cell table:style-name="ce5" office:value-type="string">
            <text:p>25<text:span text:style-name="T1">th</text:span> May</text:p>
          </table:table-cell>
          <table:table-cell table:style-name="ce5" office:value-type="float" office:value="8">
            <text:p>8</text:p>
          </table:table-cell>
          <table:table-cell table:style-name="ce21" office:value-type="string">
            <text:p>Sat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add command line functionality and arguments</text:p>
          </table:table-cell>
          <table:table-cell table:style-name="ce6" office:value-type="string">
            <text:p>7<text:span text:style-name="T1">th</text:span> May</text:p>
          </table:table-cell>
          <table:table-cell/>
          <table:table-cell table:style-name="ce5" office:value-type="string">
            <text:p>26<text:span text:style-name="T1">th</text:span> May</text:p>
          </table:table-cell>
          <table:table-cell table:style-name="ce5" office:value-type="float" office:value="8">
            <text:p>8</text:p>
          </table:table-cell>
          <table:table-cell table:style-name="ce21" office:value-type="string">
            <text:p>Su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fix crashes-on-close problem with pyplot windows</text:p>
          </table:table-cell>
          <table:table-cell table:style-name="ce6" office:value-type="string">
            <text:p>7<text:span text:style-name="T1">th</text:span> May</text:p>
          </table:table-cell>
          <table:table-cell/>
          <table:table-cell table:style-name="ce5" office:value-type="string">
            <text:p>27<text:span text:style-name="T1">th</text:span> May</text:p>
          </table:table-cell>
          <table:table-cell table:style-name="ce5" office:value-type="float" office:value="9">
            <text:p>9</text:p>
          </table:table-cell>
          <table:table-cell table:style-name="ce19" office:value-type="string">
            <text:p>Mo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Go to group meeting</text:p>
          </table:table-cell>
          <table:table-cell table:style-name="ce6" office:value-type="string">
            <text:p>8<text:span text:style-name="T1">th</text:span> May</text:p>
          </table:table-cell>
          <table:table-cell/>
          <table:table-cell table:style-name="ce5" office:value-type="string">
            <text:p>28<text:span text:style-name="T1">th</text:span> May</text:p>
          </table:table-cell>
          <table:table-cell table:style-name="ce5" office:value-type="float" office:value="9">
            <text:p>9</text:p>
          </table:table-cell>
          <table:table-cell table:style-name="ce21" office:value-type="string">
            <text:p>Tue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Add name of file to output col (i.e. one col for if HC or D file)</text:p>
          </table:table-cell>
          <table:table-cell table:style-name="ce6" office:value-type="string">
            <text:p>9<text:span text:style-name="T1">th</text:span> May</text:p>
          </table:table-cell>
          <table:table-cell/>
          <table:table-cell table:style-name="ce5" office:value-type="string">
            <text:p>29<text:span text:style-name="T1">th</text:span> May</text:p>
          </table:table-cell>
          <table:table-cell table:style-name="ce5" office:value-type="float" office:value="9">
            <text:p>9</text:p>
          </table:table-cell>
          <table:table-cell table:style-name="ce19" office:value-type="string">
            <text:p>Wed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Add option to 'split up the input JA/AD file w/ 'HC'/'D' labels into numerous files w/ same label</text:p>
          </table:table-cell>
          <table:table-cell table:style-name="ce6" office:value-type="string">
            <text:p>11<text:span text:style-name="T1">th</text:span> May</text:p>
          </table:table-cell>
          <table:table-cell/>
          <table:table-cell table:style-name="ce5" office:value-type="string">
            <text:p>30<text:span text:style-name="T1">th</text:span> May</text:p>
          </table:table-cell>
          <table:table-cell table:style-name="ce5" office:value-type="float" office:value="9">
            <text:p>9</text:p>
          </table:table-cell>
          <table:table-cell table:style-name="ce19" office:value-type="string">
            <text:p>Thur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Add function that checks for behaviour abnormality over all features for each file written</text:p>
          </table:table-cell>
          <table:table-cell table:style-name="ce6" office:value-type="string">
            <text:p>11<text:span text:style-name="T1">th</text:span> May</text:p>
          </table:table-cell>
          <table:table-cell/>
          <table:table-cell table:style-name="ce5" office:value-type="string">
            <text:p>31<text:span text:style-name="T1">st</text:span> May</text:p>
          </table:table-cell>
          <table:table-cell table:style-name="ce5" office:value-type="float" office:value="9">
            <text:p>9</text:p>
          </table:table-cell>
          <table:table-cell table:style-name="ce21" office:value-type="string">
            <text:p>Fri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Implement 'extract_stat_features' function to be called by write_stats by both classes including all stat functions</text:p>
          </table:table-cell>
          <table:table-cell table:style-name="ce6" office:value-type="string">
            <text:p>13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Implement function to extract JA .mat files to .csv</text:p>
          </table:table-cell>
          <table:table-cell table:style-name="ce6" office:value-type="string">
            <text:p>13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Add other stat features (see paper for full list of features to additionally include)</text:p>
          </table:table-cell>
          <table:table-cell table:style-name="ce6" office:value-type="string">
            <text:p>13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Make display 3D pos plot run in real-time</text:p>
          </table:table-cell>
          <table:table-cell table:style-name="ce6" office:value-type="string">
            <text:p>13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Implement basic RNN model with .csv output file</text:p>
          </table:table-cell>
          <table:table-cell table:style-name="ce6" office:value-type="string">
            <text:p>14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Group meeting</text:p>
          </table:table-cell>
          <table:table-cell table:style-name="ce6" office:value-type="string">
            <text:p>15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Create README file of 'matfile_analysis'</text:p>
          </table:table-cell>
          <table:table-cell table:style-name="ce9" office:value-type="string">
            <text:p>16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Edit RNN layout and suppress warnings on output</text:p>
          </table:table-cell>
          <table:table-cell table:style-name="ce9" office:value-type="string">
            <text:p>16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Add optional argument to automatically delete the created output .csv files at end of command</text:p>
          </table:table-cell>
          <table:table-cell table:style-name="ce9" office:value-type="string">
            <text:p>16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Eliminate need for 'file name' when 'file type' given as 'dc'</text:p>
          </table:table-cell>
          <table:table-cell table:style-name="ce9" office:value-type="string">
            <text:p>16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Ensure different file types are written to different subdirectories of 'output_files' (e.g. for AD, JA, DC)</text:p>
          </table:table-cell>
          <table:table-cell table:style-name="ce10" office:value-type="string">
            <text:p>18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Add alternative to 'split files' in matfiles_analysis that specifies a preferred file length rather than num of splits</text:p>
          </table:table-cell>
          <table:table-cell table:style-name="ce10" office:value-type="string">
            <text:p>18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Modify 'matfiles_analysis' to work with diff subdirs</text:p>
          </table:table-cell>
          <table:table-cell table:style-name="ce10" office:value-type="string">
            <text:p>20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Download additional necessary dataset files</text:p>
          </table:table-cell>
          <table:table-cell table:style-name="ce10" office:value-type="string">
            <text:p>20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Comment both scripts</text:p>
          </table:table-cell>
          <table:table-cell table:style-name="ce10" office:value-type="string">
            <text:p>20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Add script with various feature reduction techniques</text:p>
          </table:table-cell>
          <table:table-cell table:style-name="ce10" office:value-type="string">
            <text:p>21<text:span text:style-name="T1">st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Add option to read in NSS's into df as new column</text:p>
          </table:table-cell>
          <table:table-cell table:style-name="ce10" office:value-type="string">
            <text:p>21<text:span text:style-name="T1">st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Implement NSS as labels in RNN script</text:p>
          </table:table-cell>
          <table:table-cell table:style-name="ce10" office:value-type="string">
            <text:p>21<text:span text:style-name="T1">st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Adapt RNN to predict north star scores as alternative</text:p>
          </table:table-cell>
          <table:table-cell table:style-name="ce10" office:value-type="string">
            <text:p>22<text:span text:style-name="T1">nd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</text:p>
          </table:table-cell>
          <table:table-cell table:style-name="ce2" office:value-type="string">
            <text:p>22<text:span text:style-name="T1">nd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functionality to extract act scores from .xlxs into df</text:p>
          </table:table-cell>
          <table:table-cell office:value-type="string">
            <text:p>23<text:span text:style-name="T1">rd</text:span> May</text:p>
          </table:table-cell>
          <table:table-cell table:number-columns-repeated="14"/>
        </table:table-row>
        <table:table-row table:style-name="ro2">
          <table:table-cell table:style-name="ce2"/>
          <table:table-cell office:value-type="string">
            <text:p>Add batch script</text:p>
          </table:table-cell>
          <table:table-cell office:value-type="string">
            <text:p>24<text:span text:style-name="T1">th</text:span> May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Group meeting </text:p>
          </table:table-cell>
          <table:table-cell table:style-name="ce2" office:value-type="string">
            <text:p>24<text:span text:style-name="T1">th</text:span> May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Annotate D11-D20 NSAA files and edit google sheet</text:p>
          </table:table-cell>
          <table:table-cell table:style-name="ce3" office:value-type="string">
            <text:p>30<text:span text:style-name="T1">th</text:span> May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Fix issue with 'JA/DC all' split_size=1 only showing '19s' on 'y-true'</text:p>
          </table:table-cell>
          <table:table-cell table:style-name="ce3" office:value-type="string">
            <text:p>30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function in RNN to write real and predicted scores to .csv</text:p>
          </table:table-cell>
          <table:table-cell table:style-name="ce3" office:value-type="string">
            <text:p>31<text:span text:style-name="T1">st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Create 'mat_act_div' script to divide up .mat files and rewrite to new dir</text:p>
          </table:table-cell>
          <table:table-cell table:style-name="ce3" office:value-type="string">
            <text:p>31<text:span text:style-name="T1">st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Fix 3D image pos not ending and exiting issue</text:p>
          </table:table-cell>
          <table:table-cell table:style-name="ce3" office:value-type="string">
            <text:p>31<text:span text:style-name="T1">st</text:span> May</text:p>
          </table:table-cell>
          <table:table-cell table:number-columns-repeated="14"/>
        </table:table-row>
        <table:table-row table:style-name="ro2">
          <table:table-cell/>
          <table:table-cell table:style-name="ce3" office:value-type="string">
            <text:p>Fix 3D image pos distortion issue</text:p>
          </table:table-cell>
          <table:table-cell table:style-name="ce3" office:value-type="string">
            <text:p>31<text:span text:style-name="T1">st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Use 'mat_an' to setup 'NSAA\AD', '6minwalk-matfiles\AD', 'direct_csv\DC', and 'direct_csv\JA'</text:p>
          </table:table-cell>
          <table:table-cell table:style-name="ce3" office:value-type="string">
            <text:p>1<text:span text:style-name="T1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ft_red' to work with 'fn=all' argument and encapsulate feature selection/reduction</text:p>
          </table:table-cell>
          <table:table-cell table:style-name="ce3" office:value-type="string">
            <text:p>1<text:span text:style-name="T1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RNN to work with both stat vals and raw joint angles for both DMD/HC class and NSAA regress</text:p>
          </table:table-cell>
          <table:table-cell table:style-name="ce3" office:value-type="string">
            <text:p>1<text:span text:style-name="T1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Create .csv file with results of RNN setups (DMD/HC class and NSAA regress for both AD and DC raw joint files)</text:p>
          </table:table-cell>
          <table:table-cell table:style-name="ce3" office:value-type="string">
            <text:p>1<text:span text:style-name="T1">st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Change names of all scripts and put them in 'source' directory (alter output dirs and batch as needed)</text:p>
          </table:table-cell>
          <table:table-cell office:value-type="string">
            <text:p>2<text:span text:style-name="T1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to 'RNN results' for '6minwalk-matfiles\AD' and 'direct_csv\JA' for both choice='dhc' and 'overall'</text:p>
          </table:table-cell>
          <table:table-cell office:value-type="string">
            <text:p>2<text:span text:style-name="T1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RNN to predict 17 output nodes for each activity w/ AD files from NSAA</text:p>
          </table:table-cell>
          <table:table-cell table:style-name="ce3" office:value-type="string">
            <text:p>2<text:span text:style-name="T1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argument to 'rnn' to write results and settings to relevant columns in 'RNN Results.ods'</text:p>
          </table:table-cell>
          <table:table-cell table:style-name="ce3" office:value-type="string">
            <text:p>2<text:span text:style-name="T1">nd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Write presentation for group meeting</text:p>
          </table:table-cell>
          <table:table-cell table:style-name="ce2" office:value-type="string">
            <text:p>3<text:span text:style-name="T1">r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argument to 'comp_stat_vals' to write all files to one 'all' file</text:p>
          </table:table-cell>
          <table:table-cell table:style-name="ce2" office:value-type="string">
            <text:p>4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'ext_raw_measures' script to extract specific raw measurement values from given AD .mat file(s)</text:p>
          </table:table-cell>
          <table:table-cell table:style-name="ce2" office:value-type="string">
            <text:p>4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 and presentation</text:p>
          </table:table-cell>
          <table:table-cell table:style-name="ce2" office:value-type="string">
            <text:p>5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Init report: section on next steps + further aims</text:p>
          </table:table-cell>
          <table:table-cell table:style-name="ce2" office:value-type="string">
            <text:p>5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Init report: section on data pipeline and data file types</text:p>
          </table:table-cell>
          <table:table-cell table:style-name="ce2" office:value-type="string">
            <text:p>5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section on RNN output formats</text:p>
          </table:table-cell>
          <table:table-cell table:style-name="ce2" office:value-type="string">
            <text:p>5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summarize results table</text:p>
          </table:table-cell>
          <table:table-cell table:style-name="ce2" office:value-type="string">
            <text:p>5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attach all scripts to appendices</text:p>
          </table:table-cell>
          <table:table-cell office:value-type="string">
            <text:p>6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outline preprocess work done</text:p>
          </table:table-cell>
          <table:table-cell office:value-type="string">
            <text:p>6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section on theory/practical of RNN</text:p>
          </table:table-cell>
          <table:table-cell office:value-type="string">
            <text:p>6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background on DMD/NSAA + project motivation</text:p>
          </table:table-cell>
          <table:table-cell office:value-type="string">
            <text:p>6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Init report: add papers to bibliography</text:p>
          </table:table-cell>
          <table:table-cell office:value-type="string">
            <text:p>7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Init report: add cover sheet and introduction</text:p>
          </table:table-cell>
          <table:table-cell office:value-type="string">
            <text:p>7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Init report: section on theory/practical of CRF</text:p>
          </table:table-cell>
          <table:table-cell office:value-type="string">
            <text:p>7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Init report: write literature review</text:p>
          </table:table-cell>
          <table:table-cell office:value-type="string">
            <text:p>7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Init report: edit and submit report</text:p>
          </table:table-cell>
          <table:table-cell office:value-type="string">
            <text:p>7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Create new list of tasks from initial report, most-recent presentation, and paper note</text:p>
          </table:table-cell>
          <table:table-cell office:value-type="string">
            <text:p>7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R^2 and RMSE as metrics in 'RNN.py' for regression</text:p>
          </table:table-cell>
          <table:table-cell table:style-name="ce2" office:value-type="string">
            <text:p>8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Implement confusion matrix output in 'RNN.py' for D/HC classification </text:p>
          </table:table-cell>
          <table:table-cell table:style-name="ce2" office:value-type="string">
            <text:p>8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xperiment for all input options for choice='acts'</text:p>
          </table:table-cell>
          <table:table-cell office:value-type="string">
            <text:p>8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optional argument to 'RNN.py' to specify proportion of sequence overlap </text:p>
          </table:table-cell>
          <table:table-cell table:style-name="ce2" office:value-type="string">
            <text:p>8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'all' option for 'measurements' in 'ext_raw_measures.py' and run script with 'measurements=all'</text:p>
          </table:table-cell>
          <table:table-cell table:style-name="ce2" office:value-type="string">
            <text:p>8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Modify 'RNN.py' to work with raw measurements from local drive</text:p>
          </table:table-cell>
          <table:table-cell table:style-name="ce2" office:value-type="string">
            <text:p>8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Modify 'add_nsaa_scores' in both scripts to read NSAA scores from 'KineDMD data updates Feb 2019'</text:p>
          </table:table-cell>
          <table:table-cell table:style-name="ce2" office:value-type="string">
            <text:p>9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Change 'model_dir' to reflect script arguments</text:p>
          </table:table-cell>
          <table:table-cell table:style-name="ce2" office:value-type="string">
            <text:p>9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'RNN.py' results output to 'write_to_csv'</text:p>
          </table:table-cell>
          <table:table-cell table:style-name="ce2" office:value-type="string">
            <text:p>9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optional 'RNN.py' argument to set num_epochs as argument</text:p>
          </table:table-cell>
          <table:table-cell table:style-name="ce2" office:value-type="string">
            <text:p>9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xperiment with different raw data measurements from AD files for various RNN outputs</text:p>
          </table:table-cell>
          <table:table-cell table:style-name="ce2" office:value-type="string">
            <text:p>10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xperiment with various sequence overlap proportion for NSAA\AD stat vals for choice='overall'</text:p>
          </table:table-cell>
          <table:table-cell table:style-name="ce2" office:value-type="string">
            <text:p>10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nable 'comp_stat_vals' to extract features from 'single-act' matfiles</text:p>
          </table:table-cell>
          <table:table-cell table:style-name="ce2" office:value-type="string">
            <text:p>11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nable 'ext_raw_measures' to work with 'single-act' matfiles and extract all measures from 'single-act' files</text:p>
          </table:table-cell>
          <table:table-cell table:style-name="ce2" office:value-type="string">
            <text:p>11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Modify 'RNN.py' to work with single-act .mat files to predict single-act NSAA scores</text:p>
          </table:table-cell>
          <table:table-cell table:style-name="ce2" office:value-type="string">
            <text:p>11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Add a README for 'How to use 3D visualization function'</text:p>
          </table:table-cell>
          <table:table-cell office:value-type="string">
            <text:p>12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Group meeting</text:p>
          </table:table-cell>
          <table:table-cell office:value-type="string">
            <text:p>12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Comment 'mat_act_div.py' and 'ext_raw_measures.py' scripts</text:p>
          </table:table-cell>
          <table:table-cell office:value-type="string">
            <text:p>15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Download missing files from 'NSAA\matfiles\ directory</text:p>
          </table:table-cell>
          <table:table-cell office:value-type="string">
            <text:p>15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Create .csv file with all subject info from 3 prev files</text:p>
          </table:table-cell>
          <table:table-cell office:value-type="string">
            <text:p>15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Experiment with single-act raw measurements files to predict single-act score (0, 1, or 2)</text:p>
          </table:table-cell>
          <table:table-cell office:value-type="string">
            <text:p>15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ve 'output_files' off dropbox into 'msc_project_files' and have all scripts point to there</text:p>
          </table:table-cell>
          <table:table-cell office:value-type="string">
            <text:p>15<text:span text:style-name="T1">th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Write script that loads a trained RNN model and tests on a complete file</text:p>
          </table:table-cell>
          <table:table-cell office:value-type="string">
            <text:p>16<text:span text:style-name="T1">th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Comment 'rnn.py' and 'ft_sel_red.py' scripts</text:p>
          </table:table-cell>
          <table:table-cell office:value-type="string">
            <text:p>18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xperiment w/ useful raw measurements with longer sequences and larger sequence overlap</text:p>
          </table:table-cell>
          <table:table-cell office:value-type="string">
            <text:p>18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pipeline to ensure ALL available files are processed (w/ lowercase + 'V2' considered and fix 'all 2's' single acts issue)</text:p>
          </table:table-cell>
          <table:table-cell office:value-type="string">
            <text:p>18<text:span text:style-name="T1">th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Change both 'add_nsaa_scores' to only use 'nsaa_6mw_matfiles'</text:p>
          </table:table-cell>
          <table:table-cell office:value-type="string">
            <text:p>19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more experiments with longer seq length and more raw measurements</text:p>
          </table:table-cell>
          <table:table-cell office:value-type="string">
            <text:p>19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Download the additional 'NSAA\matfiles'</text:p>
          </table:table-cell>
          <table:table-cell office:value-type="string">
            <text:p>19<text:span text:style-name="T1">th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Write script to create matplotlib graphs from lines in 'RNN Results'</text:p>
          </table:table-cell>
          <table:table-cell office:value-type="string">
            <text:p>20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run NSAA stat vales pipeline with new files</text:p>
          </table:table-cell>
          <table:table-cell office:value-type="string">
            <text:p>20<text:span text:style-name="T1">th</text:span> June</text:p>
          </table:table-cell>
          <table:table-cell table:number-columns-repeated="2"/>
          <table:table-cell table:style-name="ce1"/>
          <table:table-cell table:number-columns-repeated="11"/>
        </table:table-row>
        <table:table-row table:style-name="ro2">
          <table:table-cell/>
          <table:table-cell office:value-type="string">
            <text:p>Ensure 'model_predictor' works with stat vals output</text:p>
          </table:table-cell>
          <table:table-cell office:value-type="string">
            <text:p>21<text:span text:style-name="T1">st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Modify 'rnn' and 'model_predictor' to use .xlsx file for storing seq_len</text:p>
          </table:table-cell>
          <table:table-cell office:value-type="string">
            <text:p>21<text:span text:style-name="T1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nsure 'graph_creator' withs with all expers and choices, and rerun</text:p>
          </table:table-cell>
          <table:table-cell office:value-type="string">
            <text:p>21<text:span text:style-name="T1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un experiments w/ 'NSAA\AD' diff features and plot graphs</text:p>
          </table:table-cell>
          <table:table-cell office:value-type="string">
            <text:p>22<text:span text:style-name="T1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un experiments w/ 'NSAA\AD' different seq len and overlaps and plot graphs</text:p>
          </table:table-cell>
          <table:table-cell office:value-type="string">
            <text:p>22<text:span text:style-name="T1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ft_sel_red' to always delete previous 'FT_' files in directory</text:p>
          </table:table-cell>
          <table:table-cell office:value-type="string">
            <text:p>22<text:span text:style-name="T1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ake slides of purpose of project, diagram of all scripts, experiments + results thus far, and next steps</text:p>
          </table:table-cell>
          <table:table-cell office:value-type="string">
            <text:p>22<text:span text:style-name="T1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Do the video annotations required and fill out the Google sheet</text:p>
          </table:table-cell>
          <table:table-cell office:value-type="string">
            <text:p>22<text:span text:style-name="T1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 in 'model_predictor' to create ensemble of various raw measurements and stat values</text:p>
          </table:table-cell>
          <table:table-cell office:value-type="string">
            <text:p>23<text:span text:style-name="T1">r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Fix 'rnn.py' to write to 'model_shapes'</text:p>
          </table:table-cell>
          <table:table-cell office:value-type="string">
            <text:p>23<text:span text:style-name="T1">r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Fix 'model_predictor' to work w/ AD files</text:p>
          </table:table-cell>
          <table:table-cell office:value-type="string">
            <text:p>23<text:span text:style-name="T1">r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 to 'rnn.py' to create graph of real vs predicted overall NSAA scores</text:p>
          </table:table-cell>
          <table:table-cell office:value-type="string">
            <text:p>25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ake 'write_to_csv' write to unique files based on args/epochs and a unique index number</text:p>
          </table:table-cell>
          <table:table-cell office:value-type="string">
            <text:p>25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ext_raw_measures' to extract 'allmatfiles' files and run</text:p>
          </table:table-cell>
          <table:table-cell office:value-type="string">
            <text:p>25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xperiment w/ AD files w/ shorter seq_lens for AD and graph results</text:p>
          </table:table-cell>
          <table:table-cell office:value-type="string">
            <text:p>27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'--discard_prop' option to 'rnn' to optionally discard every nth element to reduce size of sequence length while keeping context high</text:p>
          </table:table-cell>
          <table:table-cell office:value-type="string">
            <text:p>27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xperiment w/ <text:s/>longer seq_lens and discard_prop for jointAngle and graph results</text:p>
          </table:table-cell>
          <table:table-cell office:value-type="string">
            <text:p>27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 to 'graph_creator.py' to create graph of trues vs preds overall NSAA scores from single file name arg</text:p>
          </table:table-cell>
          <table:table-cell office:value-type="string">
            <text:p>27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model_predictor.py' to round overall NSAA scores after averaging across models</text:p>
          </table:table-cell>
          <table:table-cell office:value-type="string">
            <text:p>27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batch script to work with a single 'allmatfiles' or AD file and feed through to 'model_predictor' (w/ modified to work with 'allmatfiles' files)</text:p>
          </table:table-cell>
          <table:table-cell office:value-type="string">
            <text:p>27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</text:p>
          </table:table-cell>
          <table:table-cell office:value-type="string">
            <text:p>27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model_predictor.py' to write and display trues/preds graph</text:p>
          </table:table-cell>
          <table:table-cell office:value-type="string">
            <text:p>28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batch script to do all package setup and run 'comp_stat_vals', 'ft_sel_red', ext_raw_measures'. 'mat_act_div' (w/ all source dirs)</text:p>
          </table:table-cell>
          <table:table-cell office:value-type="string">
            <text:p>28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file_predictor.cmd' to work with AD source files through pipeline</text:p>
          </table:table-cell>
          <table:table-cell office:value-type="string">
            <text:p>28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'rnn.py' argument to use additional source dir along with current 'dir' to combine 6minwalk and 6MW</text:p>
          </table:table-cell>
          <table:table-cell office:value-type="string">
            <text:p>1<text:span text:style-name="T1">st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'rnn.py' argument to leave a file out (i.e. '--leave_out=D10' means model is trained on all files EXCEPT 'D10') w/ 'model_dir' modified too</text:p>
          </table:table-cell>
          <table:table-cell office:value-type="string">
            <text:p>1<text:span text:style-name="T1">st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un 'rnn.py' w/ NSAA top-4 raw measurements and AD for all output types with most ideal seq_len, seq_overlap, discard_prop, epochs, etc</text:p>
          </table:table-cell>
          <table:table-cell office:value-type="string">
            <text:p>1<text:span text:style-name="T1">st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organize batch scripts into subdir of 'source'</text:p>
          </table:table-cell>
          <table:table-cell office:value-type="string">
            <text:p>2<text:span text:style-name="T1">n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un 'rnn.py' w/ combined 6minwalk and 6MW w/ same data types, output types, etc. as with NSAA</text:p>
          </table:table-cell>
          <table:table-cell office:value-type="string">
            <text:p>2<text:span text:style-name="T1">n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</text:p>
          </table:table-cell>
          <table:table-cell office:value-type="string">
            <text:p>3<text:span text:style-name="T1">rd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Change RNN_outputs .csv name to be based on sys.argsv</text:p>
          </table:table-cell>
          <table:table-cell office:value-type="string">
            <text:p>5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optional 'alt_dirs' argument to 'model_predictor' to use different directory(s) to test the file on</text:p>
          </table:table-cell>
          <table:table-cell office:value-type="string">
            <text:p>5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Create 'file_predictor_altdirs.cmd' to load an 'allmatfile' file and test it on the NSAA\jointAngle and 6m\jointAngle models</text:p>
          </table:table-cell>
          <table:table-cell office:value-type="string">
            <text:p>5<text:span text:style-name="T1">th</text:span> July</text:p>
          </table:table-cell>
          <table:table-cell/>
          <table:table-cell table:style-name="ce18"/>
          <table:table-cell table:style-name="ce20"/>
          <table:table-cell table:style-name="ce18"/>
          <table:table-cell table:style-name="ce1"/>
          <table:table-cell table:number-columns-repeated="9"/>
        </table:table-row>
        <table:table-row table:style-name="ro2">
          <table:table-cell/>
          <table:table-cell table:style-name="ce12" office:value-type="string">
            <text:p>Modify 'model_predictor.py' to write 'output_strs' to a single test file (each model = 1 row, each string = 1 col of row)</text:p>
          </table:table-cell>
          <table:table-cell office:value-type="string">
            <text:p>6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Write 'test_altdirs' script that automates the testing of each file in a dir on different dirs</text:p>
          </table:table-cell>
          <table:table-cell office:value-type="string">
            <text:p>6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option to 'graph_creator.py' to graph the results in 'model_predictions.csv'</text:p>
          </table:table-cell>
          <table:table-cell office:value-type="string">
            <text:p>6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Experiment w/ all 'allmatfiles' files using 'test_altdirs.py' w/ models trained on both NSAA and 6MW and graph results</text:p>
          </table:table-cell>
          <table:table-cell office:value-type="string">
            <text:p>6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Write 'settings' script that stores all global variables used across files ('local_dir', 'source_dir', 'file_types', etc.) and modify other scripts</text:p>
          </table:table-cell>
          <table:table-cell office:value-type="string">
            <text:p>7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Write 'file_renamer' script to standardize names of 'mat' files in source directories and add to 'setup.cmd'</text:p>
          </table:table-cell>
          <table:table-cell office:value-type="string">
            <text:p>7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Write batch script to train RNNs with given file left out then run model predictor on that file</text:p>
          </table:table-cell>
          <table:table-cell office:value-type="string">
            <text:p>7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option to 'model_predictor.py' to use models that were specifically trained on for given 'fn' (even if corresponding '--leave_out='s exists)</text:p>
          </table:table-cell>
          <table:table-cell office:value-type="string">
            <text:p>8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Experiment w/ 'left out' batch script with left-out 'D3' files (i.e. having retrained RNN w/ leaving out 'D3' files each time) and record the results</text:p>
          </table:table-cell>
          <table:table-cell office:value-type="string">
            <text:p>8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script READMEs for 'settings', 'file_renamer', and 'test_altdirs'</text:p>
          </table:table-cell>
          <table:table-cell office:value-type="string">
            <text:p>8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Modify 'comp_stat_vals.py' so files aren't overwritten w/ diff sub-files (i.e. 'D2-003' doesn't overwrite 'D2-002's 'AD_D2_stat_features' file)</text:p>
          </table:table-cell>
          <table:table-cell office:value-type="string">
            <text:p>9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Download all '6minwalk-matfiles', '6MW-matFiles', and 'NSAA' files and run 'setup.cmd'</text:p>
          </table:table-cell>
          <table:table-cell office:value-type="string">
            <text:p>9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Modify 'model_predictor.py' to work with single-act files</text:p>
          </table:table-cell>
          <table:table-cell office:value-type="string">
            <text:p>9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Fix issues w/ 'model_predictions' not being written correctly and rerun 'allmatfiles on NSAA,6minwalk' and 'D3' on seen, unseen, and unseen w/ only 1 measure</text:p>
          </table:table-cell>
          <table:table-cell office:value-type="string">
            <text:p>10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Modify 'graph_creator.py' that reads in 'model_predictions' and computes statistical values over all lines that have just been written</text:p>
          </table:table-cell>
          <table:table-cell office:value-type="string">
            <text:p>10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script READMEs for 'mat_act_div' and 'ft_sel_red'</text:p>
          </table:table-cell>
          <table:table-cell office:value-type="string">
            <text:p>10<text:span text:style-name="T1">th</text:span> July</text:p>
          </table:table-cell>
          <table:table-cell table:style-name="ce1"/>
          <table:table-cell table:number-columns-repeated="13"/>
        </table:table-row>
        <table:table-row table:style-name="ro2">
          <table:table-cell/>
          <table:table-cell office:value-type="string">
            <text:p>Add script README for 'ext_raw_measures'</text:p>
          </table:table-cell>
          <table:table-cell office:value-type="string">
            <text:p>13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'data_balancer.py' script to balance datasets and have before and after counts of y-labels (all outputs) printed to output</text:p>
          </table:table-cell>
          <table:table-cell office:value-type="string">
            <text:p>14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model_predictor' to ensure that non-balanced and non-left out models are used when appropriate</text:p>
          </table:table-cell>
          <table:table-cell office:value-type="string">
            <text:p>14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factor 'graph_creator with everything in functions and more appropriate arguments (1<text:span text:style-name="T1">st</text:span> arg = choice of functions to call)</text:p>
          </table:table-cell>
          <table:table-cell office:value-type="string">
            <text:p>14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function to 'graph_creator' to, for a given file, plot results of single-act predictions (3 graphs, 1 for each output, x-axis=act num) and run</text:p>
          </table:table-cell>
          <table:table-cell office:value-type="string">
            <text:p>14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Experiment w/ single-act 'D11' files tested on 'D11-left-out' models to approximate overall NSAA score</text:p>
          </table:table-cell>
          <table:table-cell office:value-type="string">
            <text:p>14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script README for 'graph_creator'</text:p>
          </table:table-cell>
          <table:table-cell office:value-type="string">
            <text:p>16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Experiment w/ up and down balanced datasets for left-out 'D3' file on models for all outputs and record the results (w/ larger or smaller overlap to compensate)</text:p>
          </table:table-cell>
          <table:table-cell office:value-type="string">
            <text:p>17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xperiment w/ left-out 'D11' natural movement files to train the 3 models</text:p>
          </table:table-cell>
          <table:table-cell office:value-type="string">
            <text:p>17<text:span text:style-name="T1">th</text:span> July</text:p>
          </table:table-cell>
          <table:table-cell table:number-columns-repeated="14"/>
        </table:table-row>
        <table:table-row table:style-name="ro1" table:number-rows-repeated="3">
          <table:table-cell table:number-columns-repeated="17"/>
        </table:table-row>
        <table:table-row table:style-name="ro2">
          <table:table-cell/>
          <table:table-cell table:style-name="ce1" office:value-type="string">
            <text:p>Week List of Tasks (22<text:span text:style-name="T1">nd</text:span> - 28<text:span text:style-name="T1">th</text:span> July)</text:p>
          </table:table-cell>
          <table:table-cell table:style-name="ce17" office:value-type="string">
            <text:p>Date Completed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3" office:value-type="string">
            <text:p>Deliverables</text:p>
          </table:table-cell>
          <table:table-cell table:number-columns-repeated="15"/>
        </table:table-row>
        <table:table-row table:style-name="ro2">
          <table:table-cell/>
          <table:table-cell table:style-name="ce12" office:value-type="string">
            <text:p>Add general README to GitHub repo outlining the project and how the repo is laid out</text:p>
          </table:table-cell>
          <table:table-cell office:value-type="string">
            <text:p>22<text:span text:style-name="T1">n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script README for 'data_balancer'</text:p>
          </table:table-cell>
          <table:table-cell office:value-type="string">
            <text:p>22<text:span text:style-name="T1">n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Update powerpoint diagram and add to script ecosystem overview and GitHub 'source' 'README.md'</text:p>
          </table:table-cell>
          <table:table-cell office:value-type="string">
            <text:p>22<text:span text:style-name="T1">n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results discussion of experiment sets 1 - 2</text:p>
          </table:table-cell>
          <table:table-cell office:value-type="string">
            <text:p>22<text:span text:style-name="T1">n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results discussion of experiment sets 3 - 4</text:p>
          </table:table-cell>
          <table:table-cell office:value-type="string">
            <text:p>23<text:span text:style-name="T1">r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script README for 'rnn'</text:p>
          </table:table-cell>
          <table:table-cell office:value-type="string">
            <text:p>23<text:span text:style-name="T1">rd</text:span> July</text:p>
          </table:table-cell>
          <table:table-cell table:number-columns-repeated="14"/>
        </table:table-row>
        <table:table-row table:style-name="ro2">
          <table:table-cell office:value-type="string">
            <text:p>23<text:span text:style-name="T1">rd</text:span> July</text:p>
          </table:table-cell>
          <table:table-cell office:value-type="string">
            <text:p>Download additional data files, modify pipeline for new dir, and use it on each of these</text:p>
          </table:table-cell>
          <table:table-cell table:number-columns-repeated="15"/>
        </table:table-row>
        <table:table-row table:style-name="ro2">
          <table:table-cell office:value-type="string">
            <text:p>23<text:span text:style-name="T1">rd</text:span> July</text:p>
          </table:table-cell>
          <table:table-cell office:value-type="string">
            <text:p>Add script README for 'model_predictor'</text:p>
          </table:table-cell>
          <table:table-cell table:number-columns-repeated="15"/>
        </table:table-row>
        <table:table-row table:style-name="ro2">
          <table:table-cell office:value-type="string">
            <text:p>23<text:span text:style-name="T1">rd</text:span> July</text:p>
          </table:table-cell>
          <table:table-cell office:value-type="string">
            <text:p>Write results discussion of experiment sets 5 - 8</text:p>
          </table:table-cell>
          <table:table-cell table:number-columns-repeated="15"/>
        </table:table-row>
        <table:table-row table:style-name="ro2">
          <table:table-cell office:value-type="string">
            <text:p>23<text:span text:style-name="T1">rd</text:span> July</text:p>
          </table:table-cell>
          <table:table-cell table:style-name="ce12" office:value-type="string">
            <text:p>Add script README covering all batch files and modify the existing one for 'comp_stat_vals'</text:p>
          </table:table-cell>
          <table:table-cell table:number-columns-repeated="15"/>
        </table:table-row>
        <table:table-row table:style-name="ro2">
          <table:table-cell office:value-type="string">
            <text:p>24<text:span text:style-name="T1">th</text:span> July</text:p>
          </table:table-cell>
          <table:table-cell office:value-type="string">
            <text:p>Write results discussion for experiments 82 - 98</text:p>
          </table:table-cell>
          <table:table-cell table:number-columns-repeated="15"/>
        </table:table-row>
        <table:table-row table:style-name="ro2">
          <table:table-cell office:value-type="string">
            <text:p>24<text:span text:style-name="T1">th</text:span> July</text:p>
          </table:table-cell>
          <table:table-cell office:value-type="string">
            <text:p>Write results discussion covering 'model_predictions' thus far</text:p>
          </table:table-cell>
          <table:table-cell table:number-columns-repeated="15"/>
        </table:table-row>
        <table:table-row table:style-name="ro2">
          <table:table-cell office:value-type="string">
            <text:p>24<text:span text:style-name="T1">th</text:span> July</text:p>
          </table:table-cell>
          <table:table-cell table:style-name="ce12" office:value-type="string">
            <text:p>Write script discussion w/ copy-paste of script READMEs and include updated powerpoint diagram w/ script ecosystem overview</text:p>
          </table:table-cell>
          <table:table-cell table:number-columns-repeated="15"/>
        </table:table-row>
        <table:table-row table:style-name="ro2">
          <table:table-cell office:value-type="string">
            <text:p>25<text:span text:style-name="T1">th</text:span> July</text:p>
          </table:table-cell>
          <table:table-cell table:style-name="ce3" office:value-type="string">
            <text:p>Paper review + type: “Co-Occurrence Feature Learning for Skeleton Based AR using Regularized DLSTM Networks”</text:p>
          </table:table-cell>
          <table:table-cell table:number-columns-repeated="15"/>
        </table:table-row>
        <table:table-row table:style-name="ro2">
          <table:table-cell office:value-type="string">
            <text:p>25<text:span text:style-name="T1">th</text:span> July</text:p>
          </table:table-cell>
          <table:table-cell table:style-name="ce3" office:value-type="string">
            <text:p>Paper review + type: “Differential RNNs for Action Recognition”</text:p>
          </table:table-cell>
          <table:table-cell table:number-columns-repeated="15"/>
        </table:table-row>
        <table:table-row table:style-name="ro2">
          <table:table-cell office:value-type="string">
            <text:p>25<text:span text:style-name="T1">th</text:span> July</text:p>
          </table:table-cell>
          <table:table-cell office:value-type="string">
            <text:p>Review previous papers: “CRFs – Prob models...” and “CRFs as RNNs”</text:p>
          </table:table-cell>
          <table:table-cell table:number-columns-repeated="15"/>
        </table:table-row>
        <table:table-row table:style-name="ro2">
          <table:table-cell office:value-type="string">
            <text:p>26<text:span text:style-name="T1">th</text:span> July</text:p>
          </table:table-cell>
          <table:table-cell table:style-name="ce3" office:value-type="string">
            <text:p>Paper review + type: “Online Detection and Classification of Dynamic Hand Gestures with Recurrent 3D CNNs”</text:p>
          </table:table-cell>
          <table:table-cell table:number-columns-repeated="15"/>
        </table:table-row>
        <table:table-row table:style-name="ro2">
          <table:table-cell office:value-type="string">
            <text:p>26<text:span text:style-name="T1">th</text:span> July</text:p>
          </table:table-cell>
          <table:table-cell table:style-name="ce3" office:value-type="string">
            <text:p>Paper review + type: “Long-term Recurrent Convolutional Networks for Visual Recognition and Description”</text:p>
          </table:table-cell>
          <table:table-cell table:number-columns-repeated="15"/>
        </table:table-row>
        <table:table-row table:style-name="ro2">
          <table:table-cell office:value-type="string">
            <text:p>26<text:span text:style-name="T1">th</text:span> July</text:p>
          </table:table-cell>
          <table:table-cell office:value-type="string">
            <text:p>Review previous papers: “CRFs for AR...” and “Action Categ...”</text:p>
          </table:table-cell>
          <table:table-cell table:number-columns-repeated="15"/>
        </table:table-row>
        <table:table-row table:style-name="ro2">
          <table:table-cell office:value-type="string">
            <text:p>27<text:span text:style-name="T1">th</text:span> July</text:p>
          </table:table-cell>
          <table:table-cell table:style-name="ce3" office:value-type="string">
            <text:p>Paper review + type: “Sequential Deep Learning for Human Action Recognition”</text:p>
          </table:table-cell>
          <table:table-cell table:number-columns-repeated="15"/>
        </table:table-row>
        <table:table-row table:style-name="ro2">
          <table:table-cell office:value-type="string">
            <text:p>27<text:span text:style-name="T1">th</text:span> July</text:p>
          </table:table-cell>
          <table:table-cell table:style-name="ce3" office:value-type="string">
            <text:p>Paper review + type: “Spatio-Temporal LSTM with Trust Gates for 3D HAR”</text:p>
          </table:table-cell>
          <table:table-cell table:number-columns-repeated="15"/>
        </table:table-row>
        <table:table-row table:style-name="ro2">
          <table:table-cell office:value-type="string">
            <text:p>27<text:span text:style-name="T1">th</text:span> July</text:p>
          </table:table-cell>
          <table:table-cell office:value-type="string">
            <text:p>Review previous papers: “Hidden CRFs...” and “Continuous CRFs...”</text:p>
          </table:table-cell>
          <table:table-cell table:number-columns-repeated="15"/>
        </table:table-row>
        <table:table-row table:style-name="ro2">
          <table:table-cell office:value-type="string">
            <text:p>27<text:span text:style-name="T1">th</text:span> July</text:p>
          </table:table-cell>
          <table:table-cell office:value-type="string">
            <text:p>Review previous papers: “Deep, conv...”, “Deep RNN...”, and “Hierarch RNN...”</text:p>
          </table:table-cell>
          <table:table-cell table:number-columns-repeated="15"/>
        </table:table-row>
        <table:table-row table:style-name="ro1" table:number-rows-repeated="10">
          <table:table-cell table:number-columns-repeated="17"/>
        </table:table-row>
        <table:table-row table:style-name="ro1">
          <table:table-cell/>
          <table:table-cell table:style-name="ce1" office:value-type="string">
            <text:p>Programming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4" office:value-type="string">
            <text:p>Write script of basic CRF model with .csv output file of statistical values</text:p>
          </table:table-cell>
          <table:table-cell table:number-columns-repeated="1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13" office:value-type="string">
            <text:p>Experiments</text:p>
          </table:table-cell>
          <table:table-cell table:number-columns-repeated="1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15" office:value-type="string">
            <text:p>Paper Reviews</text:p>
          </table:table-cell>
          <table:table-cell table:number-columns-repeated="1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3" office:value-type="string">
            <text:p>Paper review + type: “Deep Convolutional and LSTM Recurrent NNs for Multimodal Wearable AR”</text:p>
          </table:table-cell>
          <table:table-cell table:number-columns-repeated="15"/>
        </table:table-row>
        <table:table-row table:style-name="ro2">
          <table:table-cell/>
          <table:table-cell table:style-name="ce16" office:value-type="string">
            <text:p><text:span text:style-name="T2">Paper review + type: </text:span><text:span text:style-name="T3">“Conditional Random People: Tracking Humans with CRFs and Grid Filters”</text:span></text:p>
          </table:table-cell>
          <table:table-cell table:number-columns-repeated="15"/>
        </table:table-row>
        <table:table-row table:style-name="ro2">
          <table:table-cell/>
          <table:table-cell table:style-name="ce16" office:value-type="string">
            <text:p><text:span text:style-name="T2">Paper review + type: </text:span><text:span text:style-name="T3">“Actionness Ranking with Lattice Conditional Ordinal Random Fields”</text:span></text:p>
          </table:table-cell>
          <table:table-cell table:number-columns-repeated="15"/>
        </table:table-row>
        <table:table-row table:style-name="ro2">
          <table:table-cell/>
          <table:table-cell table:style-name="ce16" office:value-type="string">
            <text:p><text:span text:style-name="T2">Paper review + type: </text:span><text:span text:style-name="T3">“Conditional Models for Contextual Human Motion Recognition”</text:span></text:p>
          </table:table-cell>
          <table:table-cell table:number-columns-repeated="15"/>
        </table:table-row>
        <table:table-row table:style-name="ro1" table:number-rows-repeated="4">
          <table:table-cell table:number-columns-repeated="17"/>
        </table:table-row>
        <table:table-row table:style-name="ro2">
          <table:table-cell/>
          <table:table-cell table:style-name="ce16" office:value-type="string">
            <text:p><text:span text:style-name="T2">Paper review: </text:span><text:span text:style-name="T3">“A Comprehensive Study of Activity Recognition Using Accelerometers”</text:span>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: “An Analysis of Single-Layer Networks in Unsupervised Feature Learning'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: “Simultaneous Feature Learning and Hash Coding with Deep Neural Networks”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: “Discriminative Unsupervised Feature Learning with CNNs”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Write 2-3 preliminary pages of report on background research and tasks undertaken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Type up and organize notes from papers (separate sections for CRF/RNN/feature learn, etc)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URL link review: “Lecture 13: Variational Inference: Mean Field Approximation”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Read and take notes from 'Sequence Modeling: Recurrent and Recursive Nets'</text:p>
          </table:table-cell>
          <table:table-cell table:number-columns-repeated="1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1" number:min-integer-digits="1"/>
    </number:number-style>
    <number:currency-style style:name="N8106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date-style style:name="N8107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GB">
      <number:day number:style="long"/>
      <number:text>-</number:text>
      <number:month number:textual="true"/>
    </number:date-style>
    <number:date-style style:name="N8109" number:language="en" number:country="GB">
      <number:month number:textual="true"/>
      <number:text>-</number:text>
      <number:year/>
    </number:date-style>
    <number:time-style style:name="N8110" number:language="en" number:country="GB">
      <number:hours/>
      <number:text>:</number:text>
      <number:minutes number:style="long"/>
      <number:text> </number:text>
      <number:am-pm/>
    </number:time-style>
    <number:time-style style:name="N8111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2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3">23/07/2019</text:date>, <text:time>21:48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00:55:19.76</meta:creation-date>
    <dc:date>2019-07-23T21:48:07.15</dc:date>
    <meta:editing-duration>P6DT23H16M</meta:editing-duration>
    <meta:editing-cycles>446</meta:editing-cycles>
    <meta:generator>OpenOffice/4.1.6$Win32 OpenOffice.org_project/416m1$Build-9790</meta:generator>
    <meta:document-statistic meta:table-count="3" meta:cell-count="724" meta:object-count="0"/>
  </office:meta>
</office:document-meta>
</file>